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244in"/>
    </style:style>
    <style:style style:name="co2" style:family="table-column">
      <style:table-column-properties fo:break-before="auto" style:column-width="1.7917in"/>
    </style:style>
    <style:style style:name="co3" style:family="table-column">
      <style:table-column-properties fo:break-before="auto" style:column-width="1.7508in"/>
    </style:style>
    <style:style style:name="co4" style:family="table-column">
      <style:table-column-properties fo:break-before="auto" style:column-width="4.4173in"/>
    </style:style>
    <style:style style:name="co5" style:family="table-column">
      <style:table-column-properties fo:break-before="auto" style:column-width="3.0425in"/>
    </style:style>
    <style:style style:name="co6" style:family="table-column">
      <style:table-column-properties fo:break-before="auto" style:column-width="1.278in"/>
    </style:style>
    <style:style style:name="co7" style:family="table-column">
      <style:table-column-properties fo:break-before="auto" style:column-width="1.9862in"/>
    </style:style>
    <style:style style:name="co8" style:family="table-column">
      <style:table-column-properties fo:break-before="auto" style:column-width="0.8472in"/>
    </style:style>
    <style:style style:name="co9" style:family="table-column">
      <style:table-column-properties fo:break-before="auto" style:column-width="1.111in"/>
    </style:style>
    <style:style style:name="co10" style:family="table-column">
      <style:table-column-properties fo:break-before="auto" style:column-width="1.7402in"/>
    </style:style>
    <style:style style:name="co11" style:family="table-column">
      <style:table-column-properties fo:break-before="auto" style:column-width="1.4327in"/>
    </style:style>
    <style:style style:name="co12" style:family="table-column">
      <style:table-column-properties fo:break-before="auto" style:column-width="1.6791in"/>
    </style:style>
    <style:style style:name="co13" style:family="table-column">
      <style:table-column-properties fo:break-before="auto" style:column-width="1.7098in"/>
    </style:style>
    <style:style style:name="co14" style:family="table-column">
      <style:table-column-properties fo:break-before="auto" style:column-width="4.0283in"/>
    </style:style>
    <style:style style:name="co15" style:family="table-column">
      <style:table-column-properties fo:break-before="auto" style:column-width="1.1661in"/>
    </style:style>
    <style:style style:name="co16" style:family="table-column">
      <style:table-column-properties fo:break-before="auto" style:column-width="2.1201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ta1" style:family="table" style:master-page-name="PageStyle_5f_values">
      <style:table-properties table:display="true" style:writing-mode="lr-tb"/>
    </style:style>
    <style:style style:name="ta2" style:family="table" style:master-page-name="PageStyle_5f_SIM_5f_TEAM">
      <style:table-properties table:display="true" style:writing-mode="lr-tb"/>
    </style:style>
    <style:style style:name="ta3" style:family="table" style:master-page-name="PageStyle_5f_SIM_5f_ZARM">
      <style:table-properties table:display="true" style:writing-mode="lr-tb"/>
    </style:style>
    <style:style style:name="ta4" style:family="table" style:master-page-name="PageStyle_5f_SIM_5f_MST1">
      <style:table-properties table:display="true" style:writing-mode="lr-tb"/>
    </style:style>
    <style:style style:name="ta5" style:family="table" style:master-page-name="PageStyle_5f_SIM_5f_MST2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 style:data-style-name="N5100">
      <style:table-cell-properties style:rotation-align="none"/>
    </style:style>
    <style:style style:name="ce2" style:family="table-cell" style:parent-style-name="Default" style:data-style-name="N5000">
      <style:table-cell-properties style:rotation-align="non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alue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ce3"/>
        <table:table-column table:style-name="co5" table:visibility="collapse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office:value-type="string">
            <text:p>OC_BUERKLIN</text:p>
          </table:table-cell>
          <table:table-cell office:value-type="string">
            <text:p>OC_FARNELL</text:p>
          </table:table-cell>
          <table:table-cell office:value-type="string">
            <text:p>OC_RS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table:number-columns-repeated="2" office:value-type="string">
            <text:p>AK500/2</text:p>
          </table:table-cell>
          <table:table-cell office:value-type="string">
            <text:p>X6</text:p>
          </table:table-cell>
          <table:table-cell office:value-type="string">
            <text:p>CONNECTOR</text:p>
          </table:table-cell>
          <table:table-cell/>
          <table:table-cell office:value-type="float" office:value="1131855">
            <text:p>1131855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/>
          <table:table-cell table:number-columns-repeated="2" office:value-type="string">
            <text:p>F09HP</text:p>
          </table:table-cell>
          <table:table-cell office:value-type="string">
            <text:p>X2_GROUNDSTATION, X3_DEBUG</text:p>
          </table:table-cell>
          <table:table-cell office:value-type="string">
            <text:p>SUB-D</text:p>
          </table:table-cell>
          <table:table-cell/>
          <table:table-cell office:value-type="string">
            <text:p>1207597 (+2x 1855027)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table:number-columns-repeated="2" office:value-type="string">
            <text:p>F15HP</text:p>
          </table:table-cell>
          <table:table-cell office:value-type="string">
            <text:p>X4</text:p>
          </table:table-cell>
          <table:table-cell office:value-type="string">
            <text:p>SUB-D</text:p>
          </table:table-cell>
          <table:table-cell/>
          <table:table-cell office:value-type="string">
            <text:p>1207598 (+2x 1855027)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/>
          <table:table-cell office:value-type="string">
            <text:p>JP1E</text:p>
          </table:table-cell>
          <table:table-cell office:value-type="string">
            <text:p>JP1</text:p>
          </table:table-cell>
          <table:table-cell office:value-type="string">
            <text:p>JP1, JP2</text:p>
          </table:table-cell>
          <table:table-cell office:value-type="string">
            <text:p>JUMPER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table:number-columns-repeated="2" office:value-type="string">
            <text:p>ML26L</text:p>
          </table:table-cell>
          <table:table-cell office:value-type="string">
            <text:p>SV1</text:p>
          </table:table-cell>
          <table:table-cell office:value-type="string">
            <text:p>HARTING</text:p>
          </table:table-cell>
          <table:table-cell/>
          <table:table-cell office:value-type="float" office:value="1096983">
            <text:p>1096983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/>
          <table:table-cell table:number-columns-repeated="2" office:value-type="string">
            <text:p>ML6</text:p>
          </table:table-cell>
          <table:table-cell office:value-type="string">
            <text:p>SV2, SV3, SV4, SV5, SV6</text:p>
          </table:table-cell>
          <table:table-cell office:value-type="string">
            <text:p>HARTING</text:p>
          </table:table-cell>
          <table:table-cell/>
          <table:table-cell office:value-type="float" office:value="1096984">
            <text:p>1096984</text:p>
          </table:table-cell>
          <table:table-cell office:value-type="string">
            <text:p>740-7105</text:p>
          </table:table-cell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/>
          <table:table-cell table:number-columns-repeated="2" office:value-type="string">
            <text:p>SJ</text:p>
          </table:table-cell>
          <table:table-cell office:value-type="string">
            <text:p>SJ1, SJ2, SJ3, SJ4</text:p>
          </table:table-cell>
          <table:table-cell office:value-type="string">
            <text:p>SMD solder JUMPER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0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7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33538">
            <text:p>2333538</text:p>
          </table:table-cell>
          <table:table-cell table:number-columns-repeated="1016"/>
        </table:table-row>
        <table:table-row table:style-name="ro2">
          <table:table-cell table:style-name="ce2" office:value-type="float" office:value="20">
            <text:p>20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6, C7, C8, C9, C16, C21, C22, C23, C24, C25, C26, C27, C28, C29, C33, C36, C37, C38, C39, C40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 table:number-columns-repeated="1016"/>
        </table:table-row>
        <table:table-row table:style-name="ro2">
          <table:table-cell table:style-name="ce2" office:value-type="float" office:value="17">
            <text:p>17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1, R2, R3, R5, R6, R8, R9, R10, R11, R21, R23, R24, R26, R27, R28, R30, R31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0u/16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32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6">
            <text:p>2320856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22, R2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141745">
            <text:p>2141745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49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099794">
            <text:p>1099794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M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48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32111">
            <text:p>2332111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16, R17, R18, R19, R20</text:p>
          </table:table-cell>
          <table:table-cell office:value-type="string">
            <text:p>RESISTOR, European symbol</text:p>
          </table:table-cell>
          <table:table-cell/>
          <table:table-cell office:value-type="float" office:value="9237496">
            <text:p>9237496</text:p>
          </table:table-cell>
          <table:table-cell table:number-columns-repeated="1016"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1, C2, C3, C4, C5, C17, C18, C19, C20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3">
            <text:p>2320853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22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4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03686">
            <text:p>2303686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22u/16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14, C15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46925">
            <text:p>2346925</text:p>
          </table:table-cell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24/1%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12, R13, R14, R1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94163">
            <text:p>1894163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29, R32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08375">
            <text:p>2008375</text:p>
          </table:table-cell>
          <table:table-cell office:value-type="string">
            <text:p>740-9019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50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500705">
            <text:p>1500705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3V</text:p>
          </table:table-cell>
          <table:table-cell office:value-type="string">
            <text:p>ZENER-DIODESOT23</text:p>
          </table:table-cell>
          <table:table-cell office:value-type="string">
            <text:p>SOT23</text:p>
          </table:table-cell>
          <table:table-cell office:value-type="string">
            <text:p>D1</text:p>
          </table:table-cell>
          <table:table-cell office:value-type="string">
            <text:p>Z-Diode</text:p>
          </table:table-cell>
          <table:table-cell/>
          <table:table-cell office:value-type="float" office:value="1081418">
            <text:p>1081418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4n7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34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41">
            <text:p>1759241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4u7/50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12, C13, C30, C31, C35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210979">
            <text:p>2210979</text:p>
          </table:table-cell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50k</text:p>
          </table:table-cell>
          <table:table-cell office:value-type="string">
            <text:p>STRK11K</text:p>
          </table:table-cell>
          <table:table-cell office:value-type="string">
            <text:p>VERT_POTI</text:p>
          </table:table-cell>
          <table:table-cell office:value-type="string">
            <text:p>U$7_BER, U$8_DROPR, U$9_DROPDUR</text:p>
          </table:table-cell>
          <table:table-cell office:value-type="string">
            <text:p>Potentiometer</text:p>
          </table:table-cell>
          <table:table-cell/>
          <table:table-cell office:value-type="float" office:value="1345093">
            <text:p>1345093</text:p>
          </table:table-cell>
          <table:table-cell table:number-columns-repeated="1016"/>
        </table:table-row>
        <table:table-row table:style-name="ro2">
          <table:table-cell table:style-name="ce2" office:value-type="float" office:value="12">
            <text:p>12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36, R37, R38, R39, R40, R41, R42, R43, R44, R45, R46, R47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74509">
            <text:p>2074509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ADUM3160</text:p>
          </table:table-cell>
          <table:table-cell office:value-type="string">
            <text:p>SO-16W</text:p>
          </table:table-cell>
          <table:table-cell office:value-type="string">
            <text:p>U6</text:p>
          </table:table-cell>
          <table:table-cell table:number-columns-repeated="2"/>
          <table:table-cell office:value-type="float" office:value="1843660">
            <text:p>1843660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BERNSTEIN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6, LED7</text:p>
          </table:table-cell>
          <table:table-cell office:value-type="string">
            <text:p>LED</text:p>
          </table:table-cell>
          <table:table-cell/>
          <table:table-cell office:value-type="float" office:value="2322083">
            <text:p>2322083</text:p>
          </table:table-cell>
          <table:table-cell table:number-columns-repeated="1016"/>
        </table:table-row>
        <table:table-row table:style-name="ro1">
          <table:table-cell table:style-name="ce2" office:value-type="float" office:value="11">
            <text:p>11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Q2, Q3, Q4, Q5, Q6, Q7, Q8, Q9, Q10, Q11, Q12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BTS6143</text:p>
          </table:table-cell>
          <table:table-cell office:value-type="string">
            <text:p>TO-252-5-1</text:p>
          </table:table-cell>
          <table:table-cell office:value-type="string">
            <text:p>U$6</text:p>
          </table:table-cell>
          <table:table-cell table:number-columns-repeated="2"/>
          <table:table-cell office:value-type="float" office:value="1440813">
            <text:p>1440813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 office:value-type="string">
            <text:p>COIL</text:p>
          </table:table-cell>
          <table:table-cell office:value-type="string">
            <text:p>BOURNS-SRR0906</text:p>
          </table:table-cell>
          <table:table-cell office:value-type="string">
            <text:p>U$11, U$12</text:p>
          </table:table-cell>
          <table:table-cell table:number-columns-repeated="2"/>
          <table:table-cell office:value-type="float" office:value="2333799">
            <text:p>2333799</text:p>
          </table:table-cell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GREEN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4_ERRINH, LED5_PWR, LED8</text:p>
          </table:table-cell>
          <table:table-cell office:value-type="string">
            <text:p>LED</text:p>
          </table:table-cell>
          <table:table-cell/>
          <table:table-cell office:value-type="float" office:value="2099244">
            <text:p>2099244</text:p>
          </table:table-cell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2" office:value-type="string">
            <text:p>HCPL0600</text:p>
          </table:table-cell>
          <table:table-cell office:value-type="string">
            <text:p>SOIC08</text:p>
          </table:table-cell>
          <table:table-cell office:value-type="string">
            <text:p>OK1, OK2, OK3, OK4</text:p>
          </table:table-cell>
          <table:table-cell office:value-type="string">
            <text:p>HEWLETT PACKARD OPTO COUPLER</text:p>
          </table:table-cell>
          <table:table-cell/>
          <table:table-cell office:value-type="float" office:value="9994696">
            <text:p>9994696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LM1117</text:p>
          </table:table-cell>
          <table:table-cell office:value-type="string">
            <text:p>TO252</text:p>
          </table:table-cell>
          <table:table-cell office:value-type="string">
            <text:p>U4</text:p>
          </table:table-cell>
          <table:table-cell table:number-columns-repeated="2"/>
          <table:table-cell office:value-type="float" office:value="1685603">
            <text:p>1685603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number-columns-repeated="2" office:value-type="string">
            <text:p>MAX3232ESE</text:p>
          </table:table-cell>
          <table:table-cell office:value-type="string">
            <text:p>SO16</text:p>
          </table:table-cell>
          <table:table-cell office:value-type="string">
            <text:p>U1</text:p>
          </table:table-cell>
          <table:table-cell office:value-type="string">
            <text:p>True RS-232 Transceivers 3.0V to 5.5V, Low-Power</text:p>
          </table:table-cell>
          <table:table-cell/>
          <table:table-cell office:value-type="float" office:value="9725539">
            <text:p>9725539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NC7WZ17P6X</text:p>
          </table:table-cell>
          <table:table-cell office:value-type="string">
            <text:p>SOT65P210X110-6N</text:p>
          </table:table-cell>
          <table:table-cell office:value-type="string">
            <text:p>U5</text:p>
          </table:table-cell>
          <table:table-cell office:value-type="string">
            <text:p>Dual Buffer</text:p>
          </table:table-cell>
          <table:table-cell/>
          <table:table-cell office:value-type="float" office:value="1651986">
            <text:p>1651986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NUP2202W1</text:p>
          </table:table-cell>
          <table:table-cell office:value-type="string">
            <text:p>SOT363_PHILIPS</text:p>
          </table:table-cell>
          <table:table-cell office:value-type="string">
            <text:p>U8</text:p>
          </table:table-cell>
          <table:table-cell table:number-columns-repeated="3"/>
          <table:table-cell office:value-type="string">
            <text:p>463-690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office:value-type="string">
            <text:p>PN61729-S</text:p>
          </table:table-cell>
          <table:table-cell office:value-type="string">
            <text:p>X1</text:p>
          </table:table-cell>
          <table:table-cell office:value-type="string">
            <text:p>BERG USB connector</text:p>
          </table:table-cell>
          <table:table-cell/>
          <table:table-cell office:value-type="float" office:value="1642035">
            <text:p>1642035</text:p>
          </table:table-cell>
          <table:table-cell office:value-type="string">
            <text:p>515-1989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office:value-type="string">
            <text:p>RLP2-200-500</text:p>
          </table:table-cell>
          <table:table-cell office:value-type="string">
            <text:p>X5</text:p>
          </table:table-cell>
          <table:table-cell table:number-columns-repeated="2"/>
          <table:table-cell office:value-type="float" office:value="1886474">
            <text:p>1886474</text:p>
          </table:table-cell>
          <table:table-cell table:number-columns-repeated="1016"/>
        </table:table-row>
        <table:table-row table:style-name="ro2">
          <table:table-cell table:style-name="ce2" office:value-type="float" office:value="5">
            <text:p>5</text:p>
          </table:table-cell>
          <table:table-cell table:number-columns-repeated="2" office:value-type="string">
            <text:p>SMS_IP67</text:p>
          </table:table-cell>
          <table:table-cell office:value-type="string">
            <text:p>IP67</text:p>
          </table:table-cell>
          <table:table-cell office:value-type="string">
            <text:p>T1_LO, T2_SOE, T4_PWR, T5_ERRINH, T9_SODS</text:p>
          </table:table-cell>
          <table:table-cell office:value-type="string">
            <text:p>Groﾟer Tastschalter <text:s/>Taster Switch Schalter</text:p>
          </table:table-cell>
          <table:table-cell/>
          <table:table-cell office:value-type="float" office:value="1217758">
            <text:p>1217758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SP490</text:p>
          </table:table-cell>
          <table:table-cell office:value-type="string">
            <text:p>SO08</text:p>
          </table:table-cell>
          <table:table-cell office:value-type="string">
            <text:p>U$5</text:p>
          </table:table-cell>
          <table:table-cell table:number-columns-repeated="2"/>
          <table:table-cell office:value-type="float" office:value="9387234">
            <text:p>9387234</text:p>
          </table:table-cell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3" office:value-type="string">
            <text:p>SWITCH_LED</text:p>
          </table:table-cell>
          <table:table-cell office:value-type="string">
            <text:p>T3_SOE, T8_LO, T10_SODS</text:p>
          </table:table-cell>
          <table:table-cell/>
          <table:table-cell office:value-type="string">
            <text:p>12 G 203</text:p>
          </table:table-cell>
          <table:table-cell table:number-columns-repeated="1017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3" office:value-type="string">
            <text:p>SWITCH_LED</text:p>
          </table:table-cell>
          <table:table-cell office:value-type="string">
            <text:p>T6_PWR, T7_ERRINH</text:p>
          </table:table-cell>
          <table:table-cell/>
          <table:table-cell office:value-type="string">
            <text:p>12 G 205</text:p>
          </table:table-cell>
          <table:table-cell table:number-columns-repeated="1017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office:value-type="string">
            <text:p>TEN3-2410N</text:p>
          </table:table-cell>
          <table:table-cell office:value-type="string">
            <text:p>U$10</text:p>
          </table:table-cell>
          <table:table-cell table:number-columns-repeated="3"/>
          <table:table-cell office:value-type="string">
            <text:p>801-9330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TPS73125</text:p>
          </table:table-cell>
          <table:table-cell office:value-type="string">
            <text:p>TPS731</text:p>
          </table:table-cell>
          <table:table-cell office:value-type="string">
            <text:p>SOT25</text:p>
          </table:table-cell>
          <table:table-cell office:value-type="string">
            <text:p>U7</text:p>
          </table:table-cell>
          <table:table-cell table:number-columns-repeated="2"/>
          <table:table-cell office:value-type="float" office:value="2112625">
            <text:p>2112625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TSR_1-2450</text:p>
          </table:table-cell>
          <table:table-cell office:value-type="string">
            <text:p>TSR-1</text:p>
          </table:table-cell>
          <table:table-cell office:value-type="string">
            <text:p>U3</text:p>
          </table:table-cell>
          <table:table-cell office:value-type="string">
            <text:p>TRACO TSR-1 Series</text:p>
          </table:table-cell>
          <table:table-cell/>
          <table:table-cell office:value-type="float" office:value="1696320">
            <text:p>1696320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UDN2596</text:p>
          </table:table-cell>
          <table:table-cell office:value-type="string">
            <text:p>DIL20</text:p>
          </table:table-cell>
          <table:table-cell office:value-type="string">
            <text:p>U$4</text:p>
          </table:table-cell>
          <table:table-cell table:number-columns-repeated="2"/>
          <table:table-cell office:value-type="float" office:value="1103848">
            <text:p>1103848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XMEGA-A4UTQFP</text:p>
          </table:table-cell>
          <table:table-cell office:value-type="string">
            <text:p>TQFP44</text:p>
          </table:table-cell>
          <table:table-cell office:value-type="string">
            <text:p>U2</text:p>
          </table:table-cell>
          <table:table-cell office:value-type="string">
            <text:p>Atmel XMega A4U series processor</text:p>
          </table:table-cell>
          <table:table-cell/>
          <table:table-cell office:value-type="float" office:value="2066309">
            <text:p>2066309</text:p>
          </table:table-cell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YELLOW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1_LO, LED2_SOE, LED3_SODS</text:p>
          </table:table-cell>
          <table:table-cell office:value-type="string">
            <text:p>LED</text:p>
          </table:table-cell>
          <table:table-cell/>
          <table:table-cell office:value-type="float" office:value="2099249">
            <text:p>2099249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opt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10, C11</text:p>
          </table:table-cell>
          <table:table-cell office:value-type="string">
            <text:p>CAPACITOR, European symbol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opt</text:p>
          </table:table-cell>
          <table:table-cell office:value-type="string">
            <text:p>CRYSTALHC49S</text:p>
          </table:table-cell>
          <table:table-cell office:value-type="string">
            <text:p>HC49/S</text:p>
          </table:table-cell>
          <table:table-cell office:value-type="string">
            <text:p>Q1</text:p>
          </table:table-cell>
          <table:table-cell office:value-type="string">
            <text:p>CRYSTAL</text:p>
          </table:table-cell>
          <table:table-cell/>
          <table:table-cell office:value-type="float" office:value="1667008">
            <text:p>1667008</text:p>
          </table:table-cell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33, R34, R3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09112">
            <text:p>2309112</text:p>
          </table:table-cell>
          <table:table-cell table:number-columns-repeated="1016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M_TEAM" table:style-name="ta2">
        <office:forms form:automatic-focus="false" form:apply-design-mode="false"/>
        <table:table-column table:style-name="co1" table:default-cell-style-name="Default"/>
        <table:table-column table:style-name="co9" table:visibility="collapse" table:default-cell-style-name="ce4"/>
        <table:table-column table:style-name="co2" table:visibility="collapse" table:default-cell-style-name="Default"/>
        <table:table-column table:style-name="co5" table:visibility="collapse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Description</text:p>
          </table:table-cell>
          <table:table-cell office:value-type="string">
            <text:p>OC_BUERKLIN</text:p>
          </table:table-cell>
          <table:table-cell office:value-type="string">
            <text:p>OC_FARNELL</text:p>
          </table:table-cell>
          <table:table-cell office:value-type="string">
            <text:p>OC_RS</text:p>
          </table:table-cell>
          <table:table-cell table:number-columns-repeated="1017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office:value-type="string">
            <text:p>AK500/2</text:p>
          </table:table-cell>
          <table:table-cell office:value-type="string">
            <text:p>CONNECTOR</text:p>
          </table:table-cell>
          <table:table-cell/>
          <table:table-cell office:value-type="float" office:value="1131855">
            <text:p>1131855</text:p>
          </table:table-cell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/>
          <table:table-cell office:value-type="string">
            <text:p>F09HP</text:p>
          </table:table-cell>
          <table:table-cell office:value-type="string">
            <text:p>SUB-D</text:p>
          </table:table-cell>
          <table:table-cell/>
          <table:table-cell office:value-type="string">
            <text:p>1207597 (+2x 1855027)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office:value-type="string">
            <text:p>F15HP</text:p>
          </table:table-cell>
          <table:table-cell office:value-type="string">
            <text:p>SUB-D</text:p>
          </table:table-cell>
          <table:table-cell/>
          <table:table-cell office:value-type="string">
            <text:p>1207598 (+2x 1855027)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office:value-type="string">
            <text:p>ML6</text:p>
          </table:table-cell>
          <table:table-cell office:value-type="string">
            <text:p>HARTING</text:p>
          </table:table-cell>
          <table:table-cell/>
          <table:table-cell office:value-type="float" office:value="1096984">
            <text:p>1096984</text:p>
          </table:table-cell>
          <table:table-cell office:value-type="string">
            <text:p>740-7105</text:p>
          </table:table-cell>
          <table:table-cell table:number-columns-repeated="1017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00k</text:p>
          </table:table-cell>
          <table:table-cell office:value-type="string">
            <text:p>R-EU_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33538">
            <text:p>2333538</text:p>
          </table:table-cell>
          <table:table-cell table:number-columns-repeated="1018"/>
        </table:table-row>
        <table:table-row table:style-name="ro1">
          <table:table-cell table:style-name="ce2" office:value-type="float" office:value="20">
            <text:p>20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 table:number-columns-repeated="1018"/>
        </table:table-row>
        <table:table-row table:style-name="ro1">
          <table:table-cell table:style-name="ce2" office:value-type="float" office:value="17">
            <text:p>17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0u/16V</text:p>
          </table:table-cell>
          <table:table-cell office:value-type="string">
            <text:p>C-EU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6">
            <text:p>2320856</text:p>
          </table:table-cell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string">
            <text:p>R-EU_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141745">
            <text:p>2141745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R-EU_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099794">
            <text:p>1099794</text:p>
          </table:table-cell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9237496">
            <text:p>9237496</text:p>
          </table:table-cell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3">
            <text:p>2320853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22k</text:p>
          </table:table-cell>
          <table:table-cell office:value-type="string">
            <text:p>R-EU_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03686">
            <text:p>2303686</text:p>
          </table:table-cell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22u/16V</text:p>
          </table:table-cell>
          <table:table-cell office:value-type="string">
            <text:p>C-EU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46925">
            <text:p>2346925</text:p>
          </table:table-cell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string">
            <text:p>R-EU_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08375">
            <text:p>2008375</text:p>
          </table:table-cell>
          <table:table-cell office:value-type="string">
            <text:p>740-9019</text:p>
          </table:table-cell>
          <table:table-cell table:number-columns-repeated="1017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500705">
            <text:p>1500705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3V</text:p>
          </table:table-cell>
          <table:table-cell office:value-type="string">
            <text:p>ZENER-DIODESOT23</text:p>
          </table:table-cell>
          <table:table-cell office:value-type="string">
            <text:p>Z-Diode</text:p>
          </table:table-cell>
          <table:table-cell/>
          <table:table-cell office:value-type="float" office:value="1081418">
            <text:p>1081418</text:p>
          </table:table-cell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4u7/50V</text:p>
          </table:table-cell>
          <table:table-cell office:value-type="string">
            <text:p>C-EU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210979">
            <text:p>2210979</text:p>
          </table:table-cell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50k</text:p>
          </table:table-cell>
          <table:table-cell office:value-type="string">
            <text:p>STRK11K</text:p>
          </table:table-cell>
          <table:table-cell office:value-type="string">
            <text:p>Potentiometer</text:p>
          </table:table-cell>
          <table:table-cell/>
          <table:table-cell office:value-type="float" office:value="1345093">
            <text:p>1345093</text:p>
          </table:table-cell>
          <table:table-cell table:number-columns-repeated="1018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74509">
            <text:p>2074509</text:p>
          </table:table-cell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BERNSTEIN</text:p>
          </table:table-cell>
          <table:table-cell office:value-type="string">
            <text:p>LEDCHIPLED_1206</text:p>
          </table:table-cell>
          <table:table-cell office:value-type="string">
            <text:p>LED</text:p>
          </table:table-cell>
          <table:table-cell/>
          <table:table-cell office:value-type="float" office:value="2322083">
            <text:p>2322083</text:p>
          </table:table-cell>
          <table:table-cell table:number-columns-repeated="1018"/>
        </table:table-row>
        <table:table-row table:style-name="ro1">
          <table:table-cell table:style-name="ce2" office:value-type="float" office:value="11">
            <text:p>11</text:p>
          </table:table-cell>
          <table:table-cell table:number-columns-repeated="2" office:value-type="string">
            <text:p>BSS123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1017"/>
        </table:table-row>
        <table:table-row table:style-name="ro3">
          <table:table-cell table:style-name="ce2" office:value-type="float" office:value="1">
            <text:p>1</text:p>
          </table:table-cell>
          <table:table-cell table:number-columns-repeated="2" office:value-type="string">
            <text:p>BTS6143</text:p>
          </table:table-cell>
          <table:table-cell table:number-columns-repeated="2"/>
          <table:table-cell office:value-type="float" office:value="1440813">
            <text:p>1440813</text:p>
          </table:table-cell>
          <table:table-cell table:number-columns-repeated="1018"/>
        </table:table-row>
        <table:table-row table:style-name="ro3">
          <table:table-cell table:style-name="ce2" office:value-type="float" office:value="2">
            <text:p>2</text:p>
          </table:table-cell>
          <table:table-cell table:number-columns-repeated="2" office:value-type="string">
            <text:p>COIL</text:p>
          </table:table-cell>
          <table:table-cell table:number-columns-repeated="2"/>
          <table:table-cell office:value-type="float" office:value="2333799">
            <text:p>2333799</text:p>
          </table:table-cell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GREEN</text:p>
          </table:table-cell>
          <table:table-cell office:value-type="string">
            <text:p>LEDCHIPLED_1206</text:p>
          </table:table-cell>
          <table:table-cell office:value-type="string">
            <text:p>LED</text:p>
          </table:table-cell>
          <table:table-cell/>
          <table:table-cell office:value-type="float" office:value="2099244">
            <text:p>2099244</text:p>
          </table:table-cell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2" office:value-type="string">
            <text:p>HCPL0600</text:p>
          </table:table-cell>
          <table:table-cell office:value-type="string">
            <text:p>HEWLETT PACKARD OPTO COUPLER</text:p>
          </table:table-cell>
          <table:table-cell/>
          <table:table-cell office:value-type="float" office:value="9994696">
            <text:p>9994696</text:p>
          </table:table-cell>
          <table:table-cell table:number-columns-repeated="1018"/>
        </table:table-row>
        <table:table-row table:style-name="ro3">
          <table:table-cell table:style-name="ce2" office:value-type="float" office:value="1">
            <text:p>1</text:p>
          </table:table-cell>
          <table:table-cell table:number-columns-repeated="2" office:value-type="string">
            <text:p>LM1117</text:p>
          </table:table-cell>
          <table:table-cell table:number-columns-repeated="2"/>
          <table:table-cell office:value-type="float" office:value="1685603">
            <text:p>1685603</text:p>
          </table:table-cell>
          <table:table-cell table:number-columns-repeated="1018"/>
        </table:table-row>
        <table:table-row table:style-name="ro2">
          <table:table-cell table:style-name="ce2" office:value-type="float" office:value="1">
            <text:p>1</text:p>
          </table:table-cell>
          <table:table-cell table:number-columns-repeated="2" office:value-type="string">
            <text:p>MAX3232ESE</text:p>
          </table:table-cell>
          <table:table-cell office:value-type="string">
            <text:p>True RS-232 Transceivers 3.0V to 5.5V, Low-Power</text:p>
          </table:table-cell>
          <table:table-cell/>
          <table:table-cell office:value-type="float" office:value="9725539">
            <text:p>9725539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NC7WZ17P6X</text:p>
          </table:table-cell>
          <table:table-cell office:value-type="string">
            <text:p>Dual Buffer</text:p>
          </table:table-cell>
          <table:table-cell/>
          <table:table-cell office:value-type="float" office:value="1651986">
            <text:p>1651986</text:p>
          </table:table-cell>
          <table:table-cell table:number-columns-repeated="1018"/>
        </table:table-row>
        <table:table-row table:style-name="ro2">
          <table:table-cell table:style-name="ce2" office:value-type="float" office:value="5">
            <text:p>5</text:p>
          </table:table-cell>
          <table:table-cell table:number-columns-repeated="2" office:value-type="string">
            <text:p>SMS_IP67</text:p>
          </table:table-cell>
          <table:table-cell office:value-type="string">
            <text:p>Groﾟer Tastschalter <text:s/>Taster Switch Schalter</text:p>
          </table:table-cell>
          <table:table-cell/>
          <table:table-cell office:value-type="float" office:value="1217758">
            <text:p>1217758</text:p>
          </table:table-cell>
          <table:table-cell table:number-columns-repeated="1018"/>
        </table:table-row>
        <table:table-row table:style-name="ro3">
          <table:table-cell table:style-name="ce2" office:value-type="float" office:value="1">
            <text:p>1</text:p>
          </table:table-cell>
          <table:table-cell table:number-columns-repeated="2" office:value-type="string">
            <text:p>SP490</text:p>
          </table:table-cell>
          <table:table-cell table:number-columns-repeated="2"/>
          <table:table-cell office:value-type="float" office:value="9387234">
            <text:p>9387234</text:p>
          </table:table-cell>
          <table:table-cell table:number-columns-repeated="1018"/>
        </table:table-row>
        <table:table-row table:style-name="ro3">
          <table:table-cell table:style-name="ce2" office:value-type="float" office:value="1">
            <text:p>1</text:p>
          </table:table-cell>
          <table:table-cell table:number-columns-repeated="2" office:value-type="string">
            <text:p>TEN3-2410N</text:p>
          </table:table-cell>
          <table:table-cell table:number-columns-repeated="3"/>
          <table:table-cell office:value-type="string">
            <text:p>801-9330</text:p>
          </table:table-cell>
          <table:table-cell table:number-columns-repeated="1017"/>
        </table:table-row>
        <table:table-row table:style-name="ro3">
          <table:table-cell table:style-name="ce2" office:value-type="float" office:value="1">
            <text:p>1</text:p>
          </table:table-cell>
          <table:table-cell office:value-type="string">
            <text:p>TPS73125</text:p>
          </table:table-cell>
          <table:table-cell office:value-type="string">
            <text:p>TPS731</text:p>
          </table:table-cell>
          <table:table-cell table:number-columns-repeated="2"/>
          <table:table-cell office:value-type="float" office:value="2112625">
            <text:p>2112625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TSR_1-2450</text:p>
          </table:table-cell>
          <table:table-cell office:value-type="string">
            <text:p>TRACO TSR-1 Series</text:p>
          </table:table-cell>
          <table:table-cell/>
          <table:table-cell office:value-type="float" office:value="1696320">
            <text:p>1696320</text:p>
          </table:table-cell>
          <table:table-cell table:number-columns-repeated="1018"/>
        </table:table-row>
        <table:table-row table:style-name="ro3">
          <table:table-cell table:style-name="ce2" office:value-type="float" office:value="1">
            <text:p>1</text:p>
          </table:table-cell>
          <table:table-cell table:number-columns-repeated="2" office:value-type="string">
            <text:p>UDN2596</text:p>
          </table:table-cell>
          <table:table-cell table:number-columns-repeated="2"/>
          <table:table-cell office:value-type="float" office:value="1103848">
            <text:p>1103848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XMEGA-A4UTQFP</text:p>
          </table:table-cell>
          <table:table-cell office:value-type="string">
            <text:p>Atmel XMega A4U series processor</text:p>
          </table:table-cell>
          <table:table-cell/>
          <table:table-cell office:value-type="float" office:value="2066309">
            <text:p>2066309</text:p>
          </table:table-cell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YELLOW</text:p>
          </table:table-cell>
          <table:table-cell office:value-type="string">
            <text:p>LEDCHIPLED_1206</text:p>
          </table:table-cell>
          <table:table-cell office:value-type="string">
            <text:p>LED</text:p>
          </table:table-cell>
          <table:table-cell/>
          <table:table-cell office:value-type="float" office:value="2099249">
            <text:p>2099249</text:p>
          </table:table-cell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R-EU_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09112">
            <text:p>2309112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M_ZARM" table:style-name="ta3">
        <office:forms form:automatic-focus="false" form:apply-design-mode="false"/>
        <table:table-column table:style-name="co1" table:default-cell-style-name="Default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ce3"/>
        <table:table-column table:style-name="co5" table:visibility="collapse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office:value-type="string">
            <text:p>OC_BUERKLIN</text:p>
          </table:table-cell>
          <table:table-cell office:value-type="string">
            <text:p>OC_FARNELL</text:p>
          </table:table-cell>
          <table:table-cell office:value-type="string">
            <text:p>OC_RS</text:p>
          </table:table-cell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/>
          <table:table-cell table:number-columns-repeated="2" office:value-type="string">
            <text:p>F09HP</text:p>
          </table:table-cell>
          <table:table-cell office:value-type="string">
            <text:p>X2_GROUNDSTATION, X3_DEBUG</text:p>
          </table:table-cell>
          <table:table-cell office:value-type="string">
            <text:p>SUB-D</text:p>
          </table:table-cell>
          <table:table-cell/>
          <table:table-cell office:value-type="string">
            <text:p>1207597 (+2x 1855027)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table:number-columns-repeated="2" office:value-type="string">
            <text:p>F15HP</text:p>
          </table:table-cell>
          <table:table-cell office:value-type="string">
            <text:p>X4</text:p>
          </table:table-cell>
          <table:table-cell office:value-type="string">
            <text:p>SUB-D</text:p>
          </table:table-cell>
          <table:table-cell/>
          <table:table-cell office:value-type="string">
            <text:p>1207598 (+2x 1855027)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table:number-columns-repeated="2" office:value-type="string">
            <text:p>ML26L</text:p>
          </table:table-cell>
          <table:table-cell office:value-type="string">
            <text:p>SV1</text:p>
          </table:table-cell>
          <table:table-cell office:value-type="string">
            <text:p>HARTING</text:p>
          </table:table-cell>
          <table:table-cell/>
          <table:table-cell office:value-type="float" office:value="1096983">
            <text:p>1096983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table:number-columns-repeated="2" office:value-type="string">
            <text:p>ML6</text:p>
          </table:table-cell>
          <table:table-cell office:value-type="string">
            <text:p>SV6</text:p>
          </table:table-cell>
          <table:table-cell office:value-type="string">
            <text:p>HARTING</text:p>
          </table:table-cell>
          <table:table-cell/>
          <table:table-cell office:value-type="float" office:value="1096984">
            <text:p>1096984</text:p>
          </table:table-cell>
          <table:table-cell office:value-type="string">
            <text:p>740-7105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0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7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33538">
            <text:p>2333538</text:p>
          </table:table-cell>
          <table:table-cell table:number-columns-repeated="1016"/>
        </table:table-row>
        <table:table-row table:style-name="ro2">
          <table:table-cell table:style-name="ce2" office:value-type="float" office:value="19">
            <text:p>19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6, C7, C8, C9, C16, C21, C22, C23, C24, C25, C26, C27, C28, C33, C36, C37, C38, C39, C40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 table:number-columns-repeated="1016"/>
        </table:table-row>
        <table:table-row table:style-name="ro2">
          <table:table-cell table:style-name="ce2" office:value-type="float" office:value="17">
            <text:p>17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1, R2, R3, R5, R6, R8, R9, R10, R11, R21, R23, R24, R26, R27, R28, R30, R31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0u/16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32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6">
            <text:p>2320856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22, R2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141745">
            <text:p>2141745</text:p>
          </table:table-cell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16, R17, R18, R19</text:p>
          </table:table-cell>
          <table:table-cell office:value-type="string">
            <text:p>RESISTOR, European symbol</text:p>
          </table:table-cell>
          <table:table-cell/>
          <table:table-cell office:value-type="float" office:value="9237496">
            <text:p>9237496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1, C2, C3, C4, C5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3">
            <text:p>2320853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22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4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03686">
            <text:p>2303686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22u/16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14, C15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46925">
            <text:p>2346925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29, R32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08375">
            <text:p>2008375</text:p>
          </table:table-cell>
          <table:table-cell office:value-type="string">
            <text:p>740-9019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50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500705">
            <text:p>1500705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3V</text:p>
          </table:table-cell>
          <table:table-cell office:value-type="string">
            <text:p>ZENER-DIODESOT23</text:p>
          </table:table-cell>
          <table:table-cell office:value-type="string">
            <text:p>SOT23</text:p>
          </table:table-cell>
          <table:table-cell office:value-type="string">
            <text:p>D1</text:p>
          </table:table-cell>
          <table:table-cell office:value-type="string">
            <text:p>Z-Diode</text:p>
          </table:table-cell>
          <table:table-cell/>
          <table:table-cell office:value-type="float" office:value="1081418">
            <text:p>1081418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4u7/50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12, C13, C30, C31, C35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210979">
            <text:p>2210979</text:p>
          </table:table-cell>
          <table:table-cell table:number-columns-repeated="1016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36, R38, R41, R45, R46, R47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74509">
            <text:p>2074509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BERNSTEIN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6, LED7</text:p>
          </table:table-cell>
          <table:table-cell office:value-type="string">
            <text:p>LED</text:p>
          </table:table-cell>
          <table:table-cell/>
          <table:table-cell office:value-type="float" office:value="2322083">
            <text:p>2322083</text:p>
          </table:table-cell>
          <table:table-cell table:number-columns-repeated="1016"/>
        </table:table-row>
        <table:table-row table:style-name="ro1">
          <table:table-cell table:style-name="ce2" office:value-type="float" office:value="11">
            <text:p>11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Q2, Q3, Q4, Q5, Q6, Q7, Q8, Q9, Q10, Q11, Q12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BTS6143</text:p>
          </table:table-cell>
          <table:table-cell office:value-type="string">
            <text:p>TO-252-5-1</text:p>
          </table:table-cell>
          <table:table-cell office:value-type="string">
            <text:p>U$6</text:p>
          </table:table-cell>
          <table:table-cell table:number-columns-repeated="2"/>
          <table:table-cell office:value-type="float" office:value="1440813">
            <text:p>1440813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 office:value-type="string">
            <text:p>COIL</text:p>
          </table:table-cell>
          <table:table-cell office:value-type="string">
            <text:p>BOURNS-SRR0906</text:p>
          </table:table-cell>
          <table:table-cell office:value-type="string">
            <text:p>U$11, U$12</text:p>
          </table:table-cell>
          <table:table-cell table:number-columns-repeated="2"/>
          <table:table-cell office:value-type="float" office:value="2333799">
            <text:p>2333799</text:p>
          </table:table-cell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2" office:value-type="string">
            <text:p>HCPL0600</text:p>
          </table:table-cell>
          <table:table-cell office:value-type="string">
            <text:p>SOIC08</text:p>
          </table:table-cell>
          <table:table-cell office:value-type="string">
            <text:p>OK1, OK2, OK3, OK4</text:p>
          </table:table-cell>
          <table:table-cell office:value-type="string">
            <text:p>HEWLETT PACKARD OPTO COUPLER</text:p>
          </table:table-cell>
          <table:table-cell/>
          <table:table-cell office:value-type="float" office:value="9994696">
            <text:p>9994696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LM1117</text:p>
          </table:table-cell>
          <table:table-cell office:value-type="string">
            <text:p>TO252</text:p>
          </table:table-cell>
          <table:table-cell office:value-type="string">
            <text:p>U4</text:p>
          </table:table-cell>
          <table:table-cell table:number-columns-repeated="2"/>
          <table:table-cell office:value-type="float" office:value="1685603">
            <text:p>1685603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number-columns-repeated="2" office:value-type="string">
            <text:p>MAX3232ESE</text:p>
          </table:table-cell>
          <table:table-cell office:value-type="string">
            <text:p>SO16</text:p>
          </table:table-cell>
          <table:table-cell office:value-type="string">
            <text:p>U1</text:p>
          </table:table-cell>
          <table:table-cell office:value-type="string">
            <text:p>True RS-232 Transceivers 3.0V to 5.5V, Low-Power</text:p>
          </table:table-cell>
          <table:table-cell/>
          <table:table-cell office:value-type="float" office:value="9725539">
            <text:p>9725539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NC7WZ17P6X</text:p>
          </table:table-cell>
          <table:table-cell office:value-type="string">
            <text:p>SOT65P210X110-6N</text:p>
          </table:table-cell>
          <table:table-cell office:value-type="string">
            <text:p>U5</text:p>
          </table:table-cell>
          <table:table-cell office:value-type="string">
            <text:p>Dual Buffer</text:p>
          </table:table-cell>
          <table:table-cell/>
          <table:table-cell office:value-type="float" office:value="1651986">
            <text:p>1651986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office:value-type="string">
            <text:p>RLP2-200-500</text:p>
          </table:table-cell>
          <table:table-cell office:value-type="string">
            <text:p>X5</text:p>
          </table:table-cell>
          <table:table-cell table:number-columns-repeated="2"/>
          <table:table-cell office:value-type="float" office:value="1886474">
            <text:p>1886474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SP490</text:p>
          </table:table-cell>
          <table:table-cell office:value-type="string">
            <text:p>SO08</text:p>
          </table:table-cell>
          <table:table-cell office:value-type="string">
            <text:p>U$5</text:p>
          </table:table-cell>
          <table:table-cell table:number-columns-repeated="2"/>
          <table:table-cell office:value-type="float" office:value="9387234">
            <text:p>9387234</text:p>
          </table:table-cell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3" office:value-type="string">
            <text:p>SWITCH_LED</text:p>
          </table:table-cell>
          <table:table-cell office:value-type="string">
            <text:p>T3_SOE, T8_LO, T10_SODS</text:p>
          </table:table-cell>
          <table:table-cell/>
          <table:table-cell office:value-type="string">
            <text:p>12 G 203</text:p>
          </table:table-cell>
          <table:table-cell table:number-columns-repeated="1017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office:value-type="string">
            <text:p>SWITCH_LED</text:p>
          </table:table-cell>
          <table:table-cell office:value-type="string">
            <text:p>T6_PWR</text:p>
          </table:table-cell>
          <table:table-cell/>
          <table:table-cell office:value-type="string">
            <text:p>12 G 205</text:p>
          </table:table-cell>
          <table:table-cell table:number-columns-repeated="1017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office:value-type="string">
            <text:p>TEN3-2410N</text:p>
          </table:table-cell>
          <table:table-cell office:value-type="string">
            <text:p>U$10</text:p>
          </table:table-cell>
          <table:table-cell table:number-columns-repeated="3"/>
          <table:table-cell office:value-type="string">
            <text:p>801-9330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TPS73125</text:p>
          </table:table-cell>
          <table:table-cell office:value-type="string">
            <text:p>TPS731</text:p>
          </table:table-cell>
          <table:table-cell office:value-type="string">
            <text:p>SOT25</text:p>
          </table:table-cell>
          <table:table-cell office:value-type="string">
            <text:p>U7</text:p>
          </table:table-cell>
          <table:table-cell table:number-columns-repeated="2"/>
          <table:table-cell office:value-type="float" office:value="2112625">
            <text:p>2112625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TSR_1-2450</text:p>
          </table:table-cell>
          <table:table-cell office:value-type="string">
            <text:p>TSR-1</text:p>
          </table:table-cell>
          <table:table-cell office:value-type="string">
            <text:p>U3</text:p>
          </table:table-cell>
          <table:table-cell office:value-type="string">
            <text:p>TRACO TSR-1 Series</text:p>
          </table:table-cell>
          <table:table-cell/>
          <table:table-cell office:value-type="float" office:value="1696320">
            <text:p>1696320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UDN2596</text:p>
          </table:table-cell>
          <table:table-cell office:value-type="string">
            <text:p>DIL20</text:p>
          </table:table-cell>
          <table:table-cell office:value-type="string">
            <text:p>U$4</text:p>
          </table:table-cell>
          <table:table-cell table:number-columns-repeated="2"/>
          <table:table-cell office:value-type="float" office:value="1103848">
            <text:p>1103848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XMEGA-A4UTQFP</text:p>
          </table:table-cell>
          <table:table-cell office:value-type="string">
            <text:p>TQFP44</text:p>
          </table:table-cell>
          <table:table-cell office:value-type="string">
            <text:p>U2</text:p>
          </table:table-cell>
          <table:table-cell office:value-type="string">
            <text:p>Atmel XMega A4U series processor</text:p>
          </table:table-cell>
          <table:table-cell/>
          <table:table-cell office:value-type="float" office:value="2066309">
            <text:p>2066309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33, R3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09112">
            <text:p>2309112</text:p>
          </table:table-cell>
          <table:table-cell table:number-columns-repeated="1016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M_MST1" table:style-name="ta4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office:value-type="string">
            <text:p>OC_BUERKLIN</text:p>
          </table:table-cell>
          <table:table-cell office:value-type="string">
            <text:p>OC_FARNELL</text:p>
          </table:table-cell>
          <table:table-cell office:value-type="string">
            <text:p>OC_RS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table:number-columns-repeated="2" office:value-type="string">
            <text:p>AK500/2</text:p>
          </table:table-cell>
          <table:table-cell office:value-type="string">
            <text:p>X6</text:p>
          </table:table-cell>
          <table:table-cell office:value-type="string">
            <text:p>CONNECTOR</text:p>
          </table:table-cell>
          <table:table-cell/>
          <table:table-cell office:value-type="float" office:value="1131855">
            <text:p>1131855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/>
          <table:table-cell table:number-columns-repeated="2" office:value-type="string">
            <text:p>F09HP</text:p>
          </table:table-cell>
          <table:table-cell office:value-type="string">
            <text:p>X2_GROUNDSTATION, X3_DEBUG</text:p>
          </table:table-cell>
          <table:table-cell office:value-type="string">
            <text:p>SUB-D</text:p>
          </table:table-cell>
          <table:table-cell/>
          <table:table-cell office:value-type="string">
            <text:p>1207597 (+2x 1855027)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table:number-columns-repeated="2" office:value-type="string">
            <text:p>F15HP</text:p>
          </table:table-cell>
          <table:table-cell office:value-type="string">
            <text:p>X4</text:p>
          </table:table-cell>
          <table:table-cell office:value-type="string">
            <text:p>SUB-D</text:p>
          </table:table-cell>
          <table:table-cell/>
          <table:table-cell office:value-type="string">
            <text:p>1207598 (+2x 1855027)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table:number-columns-repeated="2" office:value-type="string">
            <text:p>ML26L</text:p>
          </table:table-cell>
          <table:table-cell office:value-type="string">
            <text:p>SV1</text:p>
          </table:table-cell>
          <table:table-cell office:value-type="string">
            <text:p>HARTING</text:p>
          </table:table-cell>
          <table:table-cell/>
          <table:table-cell office:value-type="float" office:value="1096983">
            <text:p>1096983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/>
          <table:table-cell table:number-columns-repeated="2" office:value-type="string">
            <text:p>ML6</text:p>
          </table:table-cell>
          <table:table-cell office:value-type="string">
            <text:p>SV2, SV3, SV4, SV5, SV6</text:p>
          </table:table-cell>
          <table:table-cell office:value-type="string">
            <text:p>HARTING</text:p>
          </table:table-cell>
          <table:table-cell/>
          <table:table-cell office:value-type="float" office:value="1096984">
            <text:p>1096984</text:p>
          </table:table-cell>
          <table:table-cell office:value-type="string">
            <text:p>740-7105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0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7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33538">
            <text:p>2333538</text:p>
          </table:table-cell>
          <table:table-cell table:number-columns-repeated="1016"/>
        </table:table-row>
        <table:table-row table:style-name="ro2">
          <table:table-cell table:style-name="ce2" office:value-type="float" office:value="20">
            <text:p>20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6, C7, C8, C9, C16, C21, C22, C23, C24, C25, C26, C27, C28, C29, C33, C36, C37, C38, C39, C40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 table:number-columns-repeated="1016"/>
        </table:table-row>
        <table:table-row table:style-name="ro2">
          <table:table-cell table:style-name="ce2" office:value-type="float" office:value="17">
            <text:p>17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1, R2, R3, R5, R6, R8, R9, R10, R11, R21, R23, R24, R26, R27, R28, R30, R31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0u/16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32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6">
            <text:p>2320856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22, R2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141745">
            <text:p>2141745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49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099794">
            <text:p>1099794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M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48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32111">
            <text:p>2332111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16, R17, R18, R19, R20</text:p>
          </table:table-cell>
          <table:table-cell office:value-type="string">
            <text:p>RESISTOR, European symbol</text:p>
          </table:table-cell>
          <table:table-cell/>
          <table:table-cell office:value-type="float" office:value="9237496">
            <text:p>9237496</text:p>
          </table:table-cell>
          <table:table-cell table:number-columns-repeated="1016"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1, C2, C3, C4, C5, C17, C18, C19, C20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3">
            <text:p>2320853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22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4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03686">
            <text:p>2303686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22u/16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14, C15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46925">
            <text:p>2346925</text:p>
          </table:table-cell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24/1%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12, R13, R14, R1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94163">
            <text:p>1894163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29, R32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08375">
            <text:p>2008375</text:p>
          </table:table-cell>
          <table:table-cell office:value-type="string">
            <text:p>740-9019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50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500705">
            <text:p>1500705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3V</text:p>
          </table:table-cell>
          <table:table-cell office:value-type="string">
            <text:p>ZENER-DIODESOT23</text:p>
          </table:table-cell>
          <table:table-cell office:value-type="string">
            <text:p>SOT23</text:p>
          </table:table-cell>
          <table:table-cell office:value-type="string">
            <text:p>D1</text:p>
          </table:table-cell>
          <table:table-cell office:value-type="string">
            <text:p>Z-Diode</text:p>
          </table:table-cell>
          <table:table-cell/>
          <table:table-cell office:value-type="float" office:value="1081418">
            <text:p>1081418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4n7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34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41">
            <text:p>1759241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4u7/50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12, C13, C30, C31, C35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210979">
            <text:p>2210979</text:p>
          </table:table-cell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50k</text:p>
          </table:table-cell>
          <table:table-cell office:value-type="string">
            <text:p>STRK11K</text:p>
          </table:table-cell>
          <table:table-cell office:value-type="string">
            <text:p>VERT_POTI</text:p>
          </table:table-cell>
          <table:table-cell office:value-type="string">
            <text:p>U$7_BER, U$8_DROPR, U$9_DROPDUR</text:p>
          </table:table-cell>
          <table:table-cell office:value-type="string">
            <text:p>Potentiometer</text:p>
          </table:table-cell>
          <table:table-cell/>
          <table:table-cell office:value-type="float" office:value="1345093">
            <text:p>1345093</text:p>
          </table:table-cell>
          <table:table-cell table:number-columns-repeated="1016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37,R39, R40, R43, R44, R46, R47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74509">
            <text:p>2074509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ADUM3160</text:p>
          </table:table-cell>
          <table:table-cell office:value-type="string">
            <text:p>SO-16W</text:p>
          </table:table-cell>
          <table:table-cell office:value-type="string">
            <text:p>U6</text:p>
          </table:table-cell>
          <table:table-cell table:number-columns-repeated="2"/>
          <table:table-cell office:value-type="float" office:value="1843660">
            <text:p>1843660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BERNSTEIN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6, LED7</text:p>
          </table:table-cell>
          <table:table-cell office:value-type="string">
            <text:p>LED</text:p>
          </table:table-cell>
          <table:table-cell/>
          <table:table-cell office:value-type="float" office:value="2322083">
            <text:p>2322083</text:p>
          </table:table-cell>
          <table:table-cell table:number-columns-repeated="1016"/>
        </table:table-row>
        <table:table-row table:style-name="ro1">
          <table:table-cell table:style-name="ce2" office:value-type="float" office:value="11">
            <text:p>11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Q2, Q3, Q4, Q5, Q6, Q7, Q8, Q9, Q10, Q11, Q12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BTS6143</text:p>
          </table:table-cell>
          <table:table-cell office:value-type="string">
            <text:p>TO-252-5-1</text:p>
          </table:table-cell>
          <table:table-cell office:value-type="string">
            <text:p>U$6</text:p>
          </table:table-cell>
          <table:table-cell table:number-columns-repeated="2"/>
          <table:table-cell office:value-type="float" office:value="1440813">
            <text:p>1440813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 office:value-type="string">
            <text:p>COIL</text:p>
          </table:table-cell>
          <table:table-cell office:value-type="string">
            <text:p>BOURNS-SRR0906</text:p>
          </table:table-cell>
          <table:table-cell office:value-type="string">
            <text:p>U$11, U$12</text:p>
          </table:table-cell>
          <table:table-cell table:number-columns-repeated="2"/>
          <table:table-cell office:value-type="float" office:value="2333799">
            <text:p>2333799</text:p>
          </table:table-cell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GREEN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4_ERRINH, LED5_PWR, LED8</text:p>
          </table:table-cell>
          <table:table-cell office:value-type="string">
            <text:p>LED</text:p>
          </table:table-cell>
          <table:table-cell/>
          <table:table-cell office:value-type="float" office:value="2099244">
            <text:p>2099244</text:p>
          </table:table-cell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2" office:value-type="string">
            <text:p>HCPL0600</text:p>
          </table:table-cell>
          <table:table-cell office:value-type="string">
            <text:p>SOIC08</text:p>
          </table:table-cell>
          <table:table-cell office:value-type="string">
            <text:p>OK1, OK2, OK3, OK4</text:p>
          </table:table-cell>
          <table:table-cell office:value-type="string">
            <text:p>HEWLETT PACKARD OPTO COUPLER</text:p>
          </table:table-cell>
          <table:table-cell/>
          <table:table-cell office:value-type="float" office:value="9994696">
            <text:p>9994696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LM1117</text:p>
          </table:table-cell>
          <table:table-cell office:value-type="string">
            <text:p>TO252</text:p>
          </table:table-cell>
          <table:table-cell office:value-type="string">
            <text:p>U4</text:p>
          </table:table-cell>
          <table:table-cell table:number-columns-repeated="2"/>
          <table:table-cell office:value-type="float" office:value="1685603">
            <text:p>1685603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number-columns-repeated="2" office:value-type="string">
            <text:p>MAX3232ESE</text:p>
          </table:table-cell>
          <table:table-cell office:value-type="string">
            <text:p>SO16</text:p>
          </table:table-cell>
          <table:table-cell office:value-type="string">
            <text:p>U1</text:p>
          </table:table-cell>
          <table:table-cell office:value-type="string">
            <text:p>True RS-232 Transceivers 3.0V to 5.5V, Low-Power</text:p>
          </table:table-cell>
          <table:table-cell/>
          <table:table-cell office:value-type="float" office:value="9725539">
            <text:p>9725539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NC7WZ17P6X</text:p>
          </table:table-cell>
          <table:table-cell office:value-type="string">
            <text:p>SOT65P210X110-6N</text:p>
          </table:table-cell>
          <table:table-cell office:value-type="string">
            <text:p>U5</text:p>
          </table:table-cell>
          <table:table-cell office:value-type="string">
            <text:p>Dual Buffer</text:p>
          </table:table-cell>
          <table:table-cell/>
          <table:table-cell office:value-type="float" office:value="1651986">
            <text:p>1651986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NUP2202W1</text:p>
          </table:table-cell>
          <table:table-cell office:value-type="string">
            <text:p>SOT363_PHILIPS</text:p>
          </table:table-cell>
          <table:table-cell office:value-type="string">
            <text:p>U8</text:p>
          </table:table-cell>
          <table:table-cell table:number-columns-repeated="3"/>
          <table:table-cell office:value-type="string">
            <text:p>463-690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office:value-type="string">
            <text:p>PN61729-S</text:p>
          </table:table-cell>
          <table:table-cell office:value-type="string">
            <text:p>X1</text:p>
          </table:table-cell>
          <table:table-cell office:value-type="string">
            <text:p>BERG USB connector</text:p>
          </table:table-cell>
          <table:table-cell/>
          <table:table-cell office:value-type="float" office:value="1642035">
            <text:p>1642035</text:p>
          </table:table-cell>
          <table:table-cell office:value-type="string">
            <text:p>515-1989</text:p>
          </table:table-cell>
          <table:table-cell table:number-columns-repeated="1015"/>
        </table:table-row>
        <table:table-row table:style-name="ro2">
          <table:table-cell table:style-name="ce2" office:value-type="float" office:value="5">
            <text:p>5</text:p>
          </table:table-cell>
          <table:table-cell table:number-columns-repeated="2" office:value-type="string">
            <text:p>SMS_IP67</text:p>
          </table:table-cell>
          <table:table-cell office:value-type="string">
            <text:p>IP67</text:p>
          </table:table-cell>
          <table:table-cell office:value-type="string">
            <text:p>T1_LO, T2_SOE, T4_PWR, T5_ERRINH, T9_SODS</text:p>
          </table:table-cell>
          <table:table-cell office:value-type="string">
            <text:p>Groﾟer Tastschalter <text:s/>Taster Switch Schalter</text:p>
          </table:table-cell>
          <table:table-cell/>
          <table:table-cell office:value-type="float" office:value="1217758">
            <text:p>1217758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SP490</text:p>
          </table:table-cell>
          <table:table-cell office:value-type="string">
            <text:p>SO08</text:p>
          </table:table-cell>
          <table:table-cell office:value-type="string">
            <text:p>U$5</text:p>
          </table:table-cell>
          <table:table-cell table:number-columns-repeated="2"/>
          <table:table-cell office:value-type="float" office:value="9387234">
            <text:p>9387234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office:value-type="string">
            <text:p>TEN3-2410N</text:p>
          </table:table-cell>
          <table:table-cell office:value-type="string">
            <text:p>U$10</text:p>
          </table:table-cell>
          <table:table-cell table:number-columns-repeated="3"/>
          <table:table-cell office:value-type="string">
            <text:p>801-9330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TPS73125</text:p>
          </table:table-cell>
          <table:table-cell office:value-type="string">
            <text:p>TPS731</text:p>
          </table:table-cell>
          <table:table-cell office:value-type="string">
            <text:p>SOT25</text:p>
          </table:table-cell>
          <table:table-cell office:value-type="string">
            <text:p>U7</text:p>
          </table:table-cell>
          <table:table-cell table:number-columns-repeated="2"/>
          <table:table-cell office:value-type="float" office:value="2112625">
            <text:p>2112625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TSR_1-2450</text:p>
          </table:table-cell>
          <table:table-cell office:value-type="string">
            <text:p>TSR-1</text:p>
          </table:table-cell>
          <table:table-cell office:value-type="string">
            <text:p>U3</text:p>
          </table:table-cell>
          <table:table-cell office:value-type="string">
            <text:p>TRACO TSR-1 Series</text:p>
          </table:table-cell>
          <table:table-cell/>
          <table:table-cell office:value-type="float" office:value="1696320">
            <text:p>1696320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UDN2596</text:p>
          </table:table-cell>
          <table:table-cell office:value-type="string">
            <text:p>DIL20</text:p>
          </table:table-cell>
          <table:table-cell office:value-type="string">
            <text:p>U$4</text:p>
          </table:table-cell>
          <table:table-cell table:number-columns-repeated="2"/>
          <table:table-cell office:value-type="float" office:value="1103848">
            <text:p>1103848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XMEGA-A4UTQFP</text:p>
          </table:table-cell>
          <table:table-cell office:value-type="string">
            <text:p>TQFP44</text:p>
          </table:table-cell>
          <table:table-cell office:value-type="string">
            <text:p>U2</text:p>
          </table:table-cell>
          <table:table-cell office:value-type="string">
            <text:p>Atmel XMega A4U series processor</text:p>
          </table:table-cell>
          <table:table-cell/>
          <table:table-cell office:value-type="float" office:value="2066309">
            <text:p>2066309</text:p>
          </table:table-cell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YELLOW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1_LO, LED2_SOE, LED3_SODS</text:p>
          </table:table-cell>
          <table:table-cell office:value-type="string">
            <text:p>LED</text:p>
          </table:table-cell>
          <table:table-cell/>
          <table:table-cell office:value-type="float" office:value="2099249">
            <text:p>2099249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33, R3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09112">
            <text:p>2309112</text:p>
          </table:table-cell>
          <table:table-cell table:number-columns-repeated="1016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M_MST2" table:style-name="ta5">
        <office:forms form:automatic-focus="false" form:apply-design-mode="false"/>
        <table:table-column table:style-name="co1" table:default-cell-style-name="Default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office:value-type="string">
            <text:p>OC_BUERKLIN</text:p>
          </table:table-cell>
          <table:table-cell office:value-type="string">
            <text:p>OC_FARNELL</text:p>
          </table:table-cell>
          <table:table-cell office:value-type="string">
            <text:p>OC_RS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table:number-columns-repeated="2" office:value-type="string">
            <text:p>AK500/2</text:p>
          </table:table-cell>
          <table:table-cell office:value-type="string">
            <text:p>X6</text:p>
          </table:table-cell>
          <table:table-cell office:value-type="string">
            <text:p>CONNECTOR</text:p>
          </table:table-cell>
          <table:table-cell/>
          <table:table-cell office:value-type="float" office:value="1131855">
            <text:p>1131855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/>
          <table:table-cell table:number-columns-repeated="2" office:value-type="string">
            <text:p>F09HP</text:p>
          </table:table-cell>
          <table:table-cell office:value-type="string">
            <text:p>X2_GROUNDSTATION, X3_DEBUG</text:p>
          </table:table-cell>
          <table:table-cell office:value-type="string">
            <text:p>SUB-D</text:p>
          </table:table-cell>
          <table:table-cell/>
          <table:table-cell office:value-type="string">
            <text:p>1207597 (+2x 1855027)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table:number-columns-repeated="2" office:value-type="string">
            <text:p>F15HP</text:p>
          </table:table-cell>
          <table:table-cell office:value-type="string">
            <text:p>X4</text:p>
          </table:table-cell>
          <table:table-cell office:value-type="string">
            <text:p>SUB-D</text:p>
          </table:table-cell>
          <table:table-cell/>
          <table:table-cell office:value-type="string">
            <text:p>1207598 (+2x 1855027)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table:number-columns-repeated="2" office:value-type="string">
            <text:p>ML26L</text:p>
          </table:table-cell>
          <table:table-cell office:value-type="string">
            <text:p>SV1</text:p>
          </table:table-cell>
          <table:table-cell office:value-type="string">
            <text:p>HARTING</text:p>
          </table:table-cell>
          <table:table-cell/>
          <table:table-cell office:value-type="float" office:value="1096983">
            <text:p>1096983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/>
          <table:table-cell table:number-columns-repeated="2" office:value-type="string">
            <text:p>ML6</text:p>
          </table:table-cell>
          <table:table-cell office:value-type="string">
            <text:p>SV2, SV3, SV4, SV5, SV6</text:p>
          </table:table-cell>
          <table:table-cell office:value-type="string">
            <text:p>HARTING</text:p>
          </table:table-cell>
          <table:table-cell/>
          <table:table-cell office:value-type="float" office:value="1096984">
            <text:p>1096984</text:p>
          </table:table-cell>
          <table:table-cell office:value-type="string">
            <text:p>740-7105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0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7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33538">
            <text:p>2333538</text:p>
          </table:table-cell>
          <table:table-cell table:number-columns-repeated="1016"/>
        </table:table-row>
        <table:table-row table:style-name="ro2">
          <table:table-cell table:style-name="ce2" office:value-type="float" office:value="20">
            <text:p>20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6, C7, C8, C9, C16, C21, C22, C23, C24, C25, C26, C27, C28, C29, C33, C36, C37, C38, C39, C40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 table:number-columns-repeated="1016"/>
        </table:table-row>
        <table:table-row table:style-name="ro2">
          <table:table-cell table:style-name="ce2" office:value-type="float" office:value="17">
            <text:p>17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1, R2, R3, R5, R6, R8, R9, R10, R11, R21, R23, R24, R26, R27, R28, R30, R31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0u/16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32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6">
            <text:p>2320856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22, R2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141745">
            <text:p>2141745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49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099794">
            <text:p>1099794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M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48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32111">
            <text:p>2332111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16, R17, R18, R19, R20</text:p>
          </table:table-cell>
          <table:table-cell office:value-type="string">
            <text:p>RESISTOR, European symbol</text:p>
          </table:table-cell>
          <table:table-cell/>
          <table:table-cell office:value-type="float" office:value="9237496">
            <text:p>9237496</text:p>
          </table:table-cell>
          <table:table-cell table:number-columns-repeated="1016"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1, C2, C3, C4, C5, C17, C18, C19, C20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3">
            <text:p>2320853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22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4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03686">
            <text:p>2303686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22u/16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14, C15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46925">
            <text:p>2346925</text:p>
          </table:table-cell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24/1%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12, R13, R14, R1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94163">
            <text:p>1894163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29, R32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08375">
            <text:p>2008375</text:p>
          </table:table-cell>
          <table:table-cell office:value-type="string">
            <text:p>740-9019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50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500705">
            <text:p>1500705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3V</text:p>
          </table:table-cell>
          <table:table-cell office:value-type="string">
            <text:p>ZENER-DIODESOT23</text:p>
          </table:table-cell>
          <table:table-cell office:value-type="string">
            <text:p>SOT23</text:p>
          </table:table-cell>
          <table:table-cell office:value-type="string">
            <text:p>D1</text:p>
          </table:table-cell>
          <table:table-cell office:value-type="string">
            <text:p>Z-Diode</text:p>
          </table:table-cell>
          <table:table-cell/>
          <table:table-cell office:value-type="float" office:value="1081418">
            <text:p>1081418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4n7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34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41">
            <text:p>1759241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4u7/50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12, C13, C30, C31, C35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210979">
            <text:p>2210979</text:p>
          </table:table-cell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50k</text:p>
          </table:table-cell>
          <table:table-cell office:value-type="string">
            <text:p>STRK11K</text:p>
          </table:table-cell>
          <table:table-cell office:value-type="string">
            <text:p>VERT_POTI</text:p>
          </table:table-cell>
          <table:table-cell office:value-type="string">
            <text:p>U$7_BER, U$8_DROPR, U$9_DROPDUR</text:p>
          </table:table-cell>
          <table:table-cell office:value-type="string">
            <text:p>Potentiometer</text:p>
          </table:table-cell>
          <table:table-cell/>
          <table:table-cell office:value-type="float" office:value="1345093">
            <text:p>1345093</text:p>
          </table:table-cell>
          <table:table-cell table:number-columns-repeated="1016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36, R38, R41, R42, R45, R46, R47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74509">
            <text:p>2074509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ADUM3160</text:p>
          </table:table-cell>
          <table:table-cell office:value-type="string">
            <text:p>SO-16W</text:p>
          </table:table-cell>
          <table:table-cell office:value-type="string">
            <text:p>U6</text:p>
          </table:table-cell>
          <table:table-cell table:number-columns-repeated="2"/>
          <table:table-cell office:value-type="float" office:value="1843660">
            <text:p>1843660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BERNSTEIN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6, LED7</text:p>
          </table:table-cell>
          <table:table-cell office:value-type="string">
            <text:p>LED</text:p>
          </table:table-cell>
          <table:table-cell/>
          <table:table-cell office:value-type="float" office:value="2322083">
            <text:p>2322083</text:p>
          </table:table-cell>
          <table:table-cell table:number-columns-repeated="1016"/>
        </table:table-row>
        <table:table-row table:style-name="ro1">
          <table:table-cell table:style-name="ce2" office:value-type="float" office:value="11">
            <text:p>11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Q2, Q3, Q4, Q5, Q6, Q7, Q8, Q9, Q10, Q11, Q12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BTS6143</text:p>
          </table:table-cell>
          <table:table-cell office:value-type="string">
            <text:p>TO-252-5-1</text:p>
          </table:table-cell>
          <table:table-cell office:value-type="string">
            <text:p>U$6</text:p>
          </table:table-cell>
          <table:table-cell table:number-columns-repeated="2"/>
          <table:table-cell office:value-type="float" office:value="1440813">
            <text:p>1440813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 office:value-type="string">
            <text:p>COIL</text:p>
          </table:table-cell>
          <table:table-cell office:value-type="string">
            <text:p>BOURNS-SRR0906</text:p>
          </table:table-cell>
          <table:table-cell office:value-type="string">
            <text:p>U$11, U$12</text:p>
          </table:table-cell>
          <table:table-cell table:number-columns-repeated="2"/>
          <table:table-cell office:value-type="float" office:value="2333799">
            <text:p>2333799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GREEN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<text:s/>LED8</text:p>
          </table:table-cell>
          <table:table-cell office:value-type="string">
            <text:p>LED</text:p>
          </table:table-cell>
          <table:table-cell/>
          <table:table-cell office:value-type="float" office:value="2099244">
            <text:p>2099244</text:p>
          </table:table-cell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2" office:value-type="string">
            <text:p>HCPL0600</text:p>
          </table:table-cell>
          <table:table-cell office:value-type="string">
            <text:p>SOIC08</text:p>
          </table:table-cell>
          <table:table-cell office:value-type="string">
            <text:p>OK1, OK2, OK3, OK4</text:p>
          </table:table-cell>
          <table:table-cell office:value-type="string">
            <text:p>HEWLETT PACKARD OPTO COUPLER</text:p>
          </table:table-cell>
          <table:table-cell/>
          <table:table-cell office:value-type="float" office:value="9994696">
            <text:p>9994696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LM1117</text:p>
          </table:table-cell>
          <table:table-cell office:value-type="string">
            <text:p>TO252</text:p>
          </table:table-cell>
          <table:table-cell office:value-type="string">
            <text:p>U4</text:p>
          </table:table-cell>
          <table:table-cell table:number-columns-repeated="2"/>
          <table:table-cell office:value-type="float" office:value="1685603">
            <text:p>1685603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number-columns-repeated="2" office:value-type="string">
            <text:p>MAX3232ESE</text:p>
          </table:table-cell>
          <table:table-cell office:value-type="string">
            <text:p>SO16</text:p>
          </table:table-cell>
          <table:table-cell office:value-type="string">
            <text:p>U1</text:p>
          </table:table-cell>
          <table:table-cell office:value-type="string">
            <text:p>True RS-232 Transceivers 3.0V to 5.5V, Low-Power</text:p>
          </table:table-cell>
          <table:table-cell/>
          <table:table-cell office:value-type="float" office:value="9725539">
            <text:p>9725539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NC7WZ17P6X</text:p>
          </table:table-cell>
          <table:table-cell office:value-type="string">
            <text:p>SOT65P210X110-6N</text:p>
          </table:table-cell>
          <table:table-cell office:value-type="string">
            <text:p>U5</text:p>
          </table:table-cell>
          <table:table-cell office:value-type="string">
            <text:p>Dual Buffer</text:p>
          </table:table-cell>
          <table:table-cell/>
          <table:table-cell office:value-type="float" office:value="1651986">
            <text:p>1651986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NUP2202W1</text:p>
          </table:table-cell>
          <table:table-cell office:value-type="string">
            <text:p>SOT363_PHILIPS</text:p>
          </table:table-cell>
          <table:table-cell office:value-type="string">
            <text:p>U8</text:p>
          </table:table-cell>
          <table:table-cell table:number-columns-repeated="3"/>
          <table:table-cell office:value-type="string">
            <text:p>463-690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office:value-type="string">
            <text:p>PN61729-S</text:p>
          </table:table-cell>
          <table:table-cell office:value-type="string">
            <text:p>X1</text:p>
          </table:table-cell>
          <table:table-cell office:value-type="string">
            <text:p>BERG USB connector</text:p>
          </table:table-cell>
          <table:table-cell/>
          <table:table-cell office:value-type="float" office:value="1642035">
            <text:p>1642035</text:p>
          </table:table-cell>
          <table:table-cell office:value-type="string">
            <text:p>515-1989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office:value-type="string">
            <text:p>RLP2-200-500</text:p>
          </table:table-cell>
          <table:table-cell office:value-type="string">
            <text:p>X5</text:p>
          </table:table-cell>
          <table:table-cell table:number-columns-repeated="2"/>
          <table:table-cell office:value-type="float" office:value="1886474">
            <text:p>1886474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SP490</text:p>
          </table:table-cell>
          <table:table-cell office:value-type="string">
            <text:p>SO08</text:p>
          </table:table-cell>
          <table:table-cell office:value-type="string">
            <text:p>U$5</text:p>
          </table:table-cell>
          <table:table-cell table:number-columns-repeated="2"/>
          <table:table-cell office:value-type="float" office:value="9387234">
            <text:p>9387234</text:p>
          </table:table-cell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3" office:value-type="string">
            <text:p>SWITCH_LED</text:p>
          </table:table-cell>
          <table:table-cell office:value-type="string">
            <text:p>T3_SOE, T8_LO, T10_SODS</text:p>
          </table:table-cell>
          <table:table-cell/>
          <table:table-cell office:value-type="string">
            <text:p>12 G 203</text:p>
          </table:table-cell>
          <table:table-cell table:number-columns-repeated="1017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3" office:value-type="string">
            <text:p>SWITCH_LED</text:p>
          </table:table-cell>
          <table:table-cell office:value-type="string">
            <text:p>T6_PWR, T7_ERRINH</text:p>
          </table:table-cell>
          <table:table-cell/>
          <table:table-cell office:value-type="string">
            <text:p>12 G 205</text:p>
          </table:table-cell>
          <table:table-cell table:number-columns-repeated="1017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office:value-type="string">
            <text:p>TEN3-2410N</text:p>
          </table:table-cell>
          <table:table-cell office:value-type="string">
            <text:p>U$10</text:p>
          </table:table-cell>
          <table:table-cell table:number-columns-repeated="3"/>
          <table:table-cell office:value-type="string">
            <text:p>801-9330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TPS73125</text:p>
          </table:table-cell>
          <table:table-cell office:value-type="string">
            <text:p>TPS731</text:p>
          </table:table-cell>
          <table:table-cell office:value-type="string">
            <text:p>SOT25</text:p>
          </table:table-cell>
          <table:table-cell office:value-type="string">
            <text:p>U7</text:p>
          </table:table-cell>
          <table:table-cell table:number-columns-repeated="2"/>
          <table:table-cell office:value-type="float" office:value="2112625">
            <text:p>2112625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TSR_1-2450</text:p>
          </table:table-cell>
          <table:table-cell office:value-type="string">
            <text:p>TSR-1</text:p>
          </table:table-cell>
          <table:table-cell office:value-type="string">
            <text:p>U3</text:p>
          </table:table-cell>
          <table:table-cell office:value-type="string">
            <text:p>TRACO TSR-1 Series</text:p>
          </table:table-cell>
          <table:table-cell/>
          <table:table-cell office:value-type="float" office:value="1696320">
            <text:p>1696320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UDN2596</text:p>
          </table:table-cell>
          <table:table-cell office:value-type="string">
            <text:p>DIL20</text:p>
          </table:table-cell>
          <table:table-cell office:value-type="string">
            <text:p>U$4</text:p>
          </table:table-cell>
          <table:table-cell table:number-columns-repeated="2"/>
          <table:table-cell office:value-type="float" office:value="1103848">
            <text:p>1103848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XMEGA-A4UTQFP</text:p>
          </table:table-cell>
          <table:table-cell office:value-type="string">
            <text:p>TQFP44</text:p>
          </table:table-cell>
          <table:table-cell office:value-type="string">
            <text:p>U2</text:p>
          </table:table-cell>
          <table:table-cell office:value-type="string">
            <text:p>Atmel XMega A4U series processor</text:p>
          </table:table-cell>
          <table:table-cell/>
          <table:table-cell office:value-type="float" office:value="2066309">
            <text:p>2066309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33, R3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09112">
            <text:p>2309112</text:p>
          </table:table-cell>
          <table:table-cell table:number-columns-repeated="1016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ts asm variants" table:style-name="ta6">
        <office:forms form:automatic-focus="false" form:apply-design-mode="false"/>
        <table:table-column table:style-name="co10" table:default-cell-style-name="ce6"/>
        <table:table-column table:style-name="co11" table:default-cell-style-name="ce5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7" table:number-columns-repeated="4" table:default-cell-style-name="ce7"/>
        <table:table-row table:style-name="ro3">
          <table:table-cell office:value-type="string">
            <text:p>Part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Description</text:p>
          </table:table-cell>
          <table:table-cell office:value-type="string">
            <text:p>OC_BUERKLIN</text:p>
          </table:table-cell>
          <table:table-cell office:value-type="string">
            <text:p>OC_FARNELL</text:p>
          </table:table-cell>
          <table:table-cell office:value-type="string">
            <text:p>OC_RS</text:p>
          </table:table-cell>
          <table:table-cell office:value-type="string">
            <text:p>VAR_RX</text:p>
          </table:table-cell>
          <table:table-cell office:value-type="string">
            <text:p>VAR_ZARM</text:p>
          </table:table-cell>
          <table:table-cell office:value-type="string">
            <text:p>VAR_MST1</text:p>
          </table:table-cell>
          <table:table-cell office:value-type="string">
            <text:p>VAR_MST2</text:p>
          </table:table-cell>
        </table:table-row>
        <table:table-row table:style-name="ro3">
          <table:table-cell office:value-type="string">
            <text:p>C1</text:p>
          </table:table-cell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3">
            <text:p>2320853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2</text:p>
          </table:table-cell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3">
            <text:p>2320853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3</text:p>
          </table:table-cell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3">
            <text:p>2320853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4</text:p>
          </table:table-cell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3">
            <text:p>2320853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5</text:p>
          </table:table-cell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3">
            <text:p>2320853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6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8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9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10</text:p>
          </table:table-cell>
          <table:table-cell office:value-type="string">
            <text:p>opt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 table:number-columns-repeated="3"/>
          <table:table-cell table:style-name="ce8" table:number-columns-repeated="4"/>
        </table:table-row>
        <table:table-row table:style-name="ro3">
          <table:table-cell office:value-type="string">
            <text:p>C11</text:p>
          </table:table-cell>
          <table:table-cell office:value-type="string">
            <text:p>opt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 table:number-columns-repeated="3"/>
          <table:table-cell table:style-name="ce8" table:number-columns-repeated="4"/>
        </table:table-row>
        <table:table-row table:style-name="ro3">
          <table:table-cell office:value-type="string">
            <text:p>C12</text:p>
          </table:table-cell>
          <table:table-cell office:value-type="string">
            <text:p>4u7/50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210979">
            <text:p>2210979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13</text:p>
          </table:table-cell>
          <table:table-cell office:value-type="string">
            <text:p>4u7/50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210979">
            <text:p>2210979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14</text:p>
          </table:table-cell>
          <table:table-cell office:value-type="string">
            <text:p>22u/16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46925">
            <text:p>234692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15</text:p>
          </table:table-cell>
          <table:table-cell office:value-type="string">
            <text:p>22u/16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46925">
            <text:p>234692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16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17</text:p>
          </table:table-cell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3">
            <text:p>2320853</text:p>
          </table:table-cell>
          <table:table-cell/>
          <table:table-cell table:style-name="ce8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C18</text:p>
          </table:table-cell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3">
            <text:p>2320853</text:p>
          </table:table-cell>
          <table:table-cell/>
          <table:table-cell table:style-name="ce8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C19</text:p>
          </table:table-cell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3">
            <text:p>2320853</text:p>
          </table:table-cell>
          <table:table-cell/>
          <table:table-cell table:style-name="ce8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C20</text:p>
          </table:table-cell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3">
            <text:p>2320853</text:p>
          </table:table-cell>
          <table:table-cell/>
          <table:table-cell table:style-name="ce8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C21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22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23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24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25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26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27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28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29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C30</text:p>
          </table:table-cell>
          <table:table-cell office:value-type="string">
            <text:p>4u7/50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210979">
            <text:p>2210979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31</text:p>
          </table:table-cell>
          <table:table-cell office:value-type="string">
            <text:p>4u7/50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210979">
            <text:p>2210979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32</text:p>
          </table:table-cell>
          <table:table-cell office:value-type="string">
            <text:p>10u/16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6">
            <text:p>2320856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33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34</text:p>
          </table:table-cell>
          <table:table-cell office:value-type="string">
            <text:p>4n7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41">
            <text:p>1759241</text:p>
          </table:table-cell>
          <table:table-cell/>
          <table:table-cell table:style-name="ce8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C35</text:p>
          </table:table-cell>
          <table:table-cell office:value-type="string">
            <text:p>4u7/50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210979">
            <text:p>2210979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36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37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38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39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40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D1</text:p>
          </table:table-cell>
          <table:table-cell office:value-type="string">
            <text:p>3V</text:p>
          </table:table-cell>
          <table:table-cell office:value-type="string">
            <text:p>ZENER-DIODESOT23</text:p>
          </table:table-cell>
          <table:table-cell office:value-type="string">
            <text:p>SOT23</text:p>
          </table:table-cell>
          <table:table-cell office:value-type="string">
            <text:p>Z-Diode</text:p>
          </table:table-cell>
          <table:table-cell/>
          <table:table-cell office:value-type="float" office:value="1081418">
            <text:p>108141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JP1</text:p>
          </table:table-cell>
          <table:table-cell/>
          <table:table-cell office:value-type="string">
            <text:p>JP1E</text:p>
          </table:table-cell>
          <table:table-cell office:value-type="string">
            <text:p>JP1</text:p>
          </table:table-cell>
          <table:table-cell office:value-type="string">
            <text:p>JUMPER</text:p>
          </table:table-cell>
          <table:table-cell table:number-columns-repeated="3"/>
          <table:table-cell table:style-name="ce8" table:number-columns-repeated="4"/>
        </table:table-row>
        <table:table-row table:style-name="ro3">
          <table:table-cell office:value-type="string">
            <text:p>JP2</text:p>
          </table:table-cell>
          <table:table-cell/>
          <table:table-cell office:value-type="string">
            <text:p>JP1E</text:p>
          </table:table-cell>
          <table:table-cell office:value-type="string">
            <text:p>JP1</text:p>
          </table:table-cell>
          <table:table-cell office:value-type="string">
            <text:p>JUMPER</text:p>
          </table:table-cell>
          <table:table-cell table:number-columns-repeated="3"/>
          <table:table-cell table:style-name="ce8" table:number-columns-repeated="4"/>
        </table:table-row>
        <table:table-row table:style-name="ro3">
          <table:table-cell office:value-type="string">
            <text:p>LED1_LO</text:p>
          </table:table-cell>
          <table:table-cell office:value-type="string">
            <text:p>YELLOW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</text:p>
          </table:table-cell>
          <table:table-cell/>
          <table:table-cell office:value-type="float" office:value="2099249">
            <text:p>2099249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  <table:table-cell table:style-name="ce8"/>
        </table:table-row>
        <table:table-row table:style-name="ro3">
          <table:table-cell office:value-type="string">
            <text:p>LED2_SOE</text:p>
          </table:table-cell>
          <table:table-cell office:value-type="string">
            <text:p>YELLOW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</text:p>
          </table:table-cell>
          <table:table-cell/>
          <table:table-cell office:value-type="float" office:value="2099249">
            <text:p>2099249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  <table:table-cell table:style-name="ce8"/>
        </table:table-row>
        <table:table-row table:style-name="ro3">
          <table:table-cell office:value-type="string">
            <text:p>LED3_SODS</text:p>
          </table:table-cell>
          <table:table-cell office:value-type="string">
            <text:p>YELLOW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</text:p>
          </table:table-cell>
          <table:table-cell/>
          <table:table-cell office:value-type="float" office:value="2099249">
            <text:p>2099249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  <table:table-cell table:style-name="ce8"/>
        </table:table-row>
        <table:table-row table:style-name="ro3">
          <table:table-cell office:value-type="string">
            <text:p>LED4_ERRINH</text:p>
          </table:table-cell>
          <table:table-cell office:value-type="string">
            <text:p>GREEN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</text:p>
          </table:table-cell>
          <table:table-cell/>
          <table:table-cell office:value-type="float" office:value="2099244">
            <text:p>2099244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  <table:table-cell table:style-name="ce8"/>
        </table:table-row>
        <table:table-row table:style-name="ro3">
          <table:table-cell office:value-type="string">
            <text:p>LED5_PWR</text:p>
          </table:table-cell>
          <table:table-cell office:value-type="string">
            <text:p>GREEN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</text:p>
          </table:table-cell>
          <table:table-cell/>
          <table:table-cell office:value-type="float" office:value="2099244">
            <text:p>2099244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  <table:table-cell table:style-name="ce8"/>
        </table:table-row>
        <table:table-row table:style-name="ro3">
          <table:table-cell office:value-type="string">
            <text:p>LED6</text:p>
          </table:table-cell>
          <table:table-cell office:value-type="string">
            <text:p>BERNSTEIN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</text:p>
          </table:table-cell>
          <table:table-cell/>
          <table:table-cell office:value-type="float" office:value="2322083">
            <text:p>2322083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LED7</text:p>
          </table:table-cell>
          <table:table-cell office:value-type="string">
            <text:p>BERNSTEIN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</text:p>
          </table:table-cell>
          <table:table-cell/>
          <table:table-cell office:value-type="float" office:value="2322083">
            <text:p>2322083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LED8</text:p>
          </table:table-cell>
          <table:table-cell office:value-type="string">
            <text:p>GREEN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</text:p>
          </table:table-cell>
          <table:table-cell/>
          <table:table-cell office:value-type="float" office:value="2099244">
            <text:p>2099244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OK1</text:p>
          </table:table-cell>
          <table:table-cell table:number-columns-repeated="2" office:value-type="string">
            <text:p>HCPL0600</text:p>
          </table:table-cell>
          <table:table-cell office:value-type="string">
            <text:p>SOIC08</text:p>
          </table:table-cell>
          <table:table-cell office:value-type="string">
            <text:p>HEWLETT PACKARD OPTO COUPLER</text:p>
          </table:table-cell>
          <table:table-cell/>
          <table:table-cell office:value-type="float" office:value="9994696">
            <text:p>9994696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OK2</text:p>
          </table:table-cell>
          <table:table-cell table:number-columns-repeated="2" office:value-type="string">
            <text:p>HCPL0600</text:p>
          </table:table-cell>
          <table:table-cell office:value-type="string">
            <text:p>SOIC08</text:p>
          </table:table-cell>
          <table:table-cell office:value-type="string">
            <text:p>HEWLETT PACKARD OPTO COUPLER</text:p>
          </table:table-cell>
          <table:table-cell/>
          <table:table-cell office:value-type="float" office:value="9994696">
            <text:p>9994696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OK3</text:p>
          </table:table-cell>
          <table:table-cell table:number-columns-repeated="2" office:value-type="string">
            <text:p>HCPL0600</text:p>
          </table:table-cell>
          <table:table-cell office:value-type="string">
            <text:p>SOIC08</text:p>
          </table:table-cell>
          <table:table-cell office:value-type="string">
            <text:p>HEWLETT PACKARD OPTO COUPLER</text:p>
          </table:table-cell>
          <table:table-cell/>
          <table:table-cell office:value-type="float" office:value="9994696">
            <text:p>9994696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OK4</text:p>
          </table:table-cell>
          <table:table-cell table:number-columns-repeated="2" office:value-type="string">
            <text:p>HCPL0600</text:p>
          </table:table-cell>
          <table:table-cell office:value-type="string">
            <text:p>SOIC08</text:p>
          </table:table-cell>
          <table:table-cell office:value-type="string">
            <text:p>HEWLETT PACKARD OPTO COUPLER</text:p>
          </table:table-cell>
          <table:table-cell/>
          <table:table-cell office:value-type="float" office:value="9994696">
            <text:p>9994696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Q1</text:p>
          </table:table-cell>
          <table:table-cell office:value-type="string">
            <text:p>opt</text:p>
          </table:table-cell>
          <table:table-cell office:value-type="string">
            <text:p>CRYSTALHC49S</text:p>
          </table:table-cell>
          <table:table-cell office:value-type="string">
            <text:p>HC49/S</text:p>
          </table:table-cell>
          <table:table-cell office:value-type="string">
            <text:p>CRYSTAL</text:p>
          </table:table-cell>
          <table:table-cell/>
          <table:table-cell office:value-type="float" office:value="1667008">
            <text:p>1667008</text:p>
          </table:table-cell>
          <table:table-cell/>
          <table:table-cell table:style-name="ce8" table:number-columns-repeated="4"/>
        </table:table-row>
        <table:table-row table:style-name="ro3">
          <table:table-cell office:value-type="string">
            <text:p>Q2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Q3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Q4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Q5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Q6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Q7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Q8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Q9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Q10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Q11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Q12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1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3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4</text:p>
          </table:table-cell>
          <table:table-cell office:value-type="string">
            <text:p>22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03686">
            <text:p>2303686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5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6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7</text:p>
          </table:table-cell>
          <table:table-cell office:value-type="string">
            <text:p>10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33538">
            <text:p>233353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8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9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10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11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12</text:p>
          </table:table-cell>
          <table:table-cell office:value-type="string">
            <text:p>24/1%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94163">
            <text:p>1894163</text:p>
          </table:table-cell>
          <table:table-cell/>
          <table:table-cell table:style-name="ce8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R13</text:p>
          </table:table-cell>
          <table:table-cell office:value-type="string">
            <text:p>24/1%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94163">
            <text:p>1894163</text:p>
          </table:table-cell>
          <table:table-cell/>
          <table:table-cell table:style-name="ce8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R14</text:p>
          </table:table-cell>
          <table:table-cell office:value-type="string">
            <text:p>24/1%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94163">
            <text:p>1894163</text:p>
          </table:table-cell>
          <table:table-cell/>
          <table:table-cell table:style-name="ce8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R15</text:p>
          </table:table-cell>
          <table:table-cell office:value-type="string">
            <text:p>24/1%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94163">
            <text:p>1894163</text:p>
          </table:table-cell>
          <table:table-cell/>
          <table:table-cell table:style-name="ce8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R16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9237496">
            <text:p>9237496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17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9237496">
            <text:p>9237496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18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9237496">
            <text:p>9237496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19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9237496">
            <text:p>9237496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20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9237496">
            <text:p>9237496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R21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22</text:p>
          </table:table-cell>
          <table:table-cell office:value-type="float" office:value="127">
            <text:p>127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141745">
            <text:p>214174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23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24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25</text:p>
          </table:table-cell>
          <table:table-cell office:value-type="float" office:value="127">
            <text:p>127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141745">
            <text:p>214174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26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27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28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29</text:p>
          </table:table-cell>
          <table:table-cell office:value-type="float" office:value="270">
            <text:p>27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08375">
            <text:p>2008375</text:p>
          </table:table-cell>
          <table:table-cell office:value-type="string">
            <text:p>740-9019</text:p>
          </table:table-cell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30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31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32</text:p>
          </table:table-cell>
          <table:table-cell office:value-type="float" office:value="270">
            <text:p>27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08375">
            <text:p>2008375</text:p>
          </table:table-cell>
          <table:table-cell office:value-type="string">
            <text:p>740-9019</text:p>
          </table:table-cell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33</text:p>
          </table:table-cell>
          <table:table-cell office:value-type="float" office:value="0">
            <text:p>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table:style-name="Default" office:value-type="float" office:value="2309112">
            <text:p>2309112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34</text:p>
          </table:table-cell>
          <table:table-cell office:value-type="float" office:value="0">
            <text:p>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table:style-name="Default" office:value-type="float" office:value="2309112">
            <text:p>2309112</text:p>
          </table:table-cell>
          <table:table-cell/>
          <table:table-cell table:style-name="ce8" table:number-columns-repeated="4"/>
        </table:table-row>
        <table:table-row table:style-name="ro3">
          <table:table-cell office:value-type="string">
            <text:p>R35</text:p>
          </table:table-cell>
          <table:table-cell office:value-type="float" office:value="0">
            <text:p>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table:style-name="Default" office:value-type="float" office:value="2309112">
            <text:p>2309112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36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74509">
            <text:p>2074509</text:p>
          </table:table-cell>
          <table:table-cell/>
          <table:table-cell table:style-name="ce8"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37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74509">
            <text:p>2074509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  <table:table-cell table:style-name="ce8"/>
        </table:table-row>
        <table:table-row table:style-name="ro3">
          <table:table-cell office:value-type="string">
            <text:p>R38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74509">
            <text:p>2074509</text:p>
          </table:table-cell>
          <table:table-cell/>
          <table:table-cell table:style-name="ce8"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39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74509">
            <text:p>2074509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  <table:table-cell table:style-name="ce8"/>
        </table:table-row>
        <table:table-row table:style-name="ro3">
          <table:table-cell office:value-type="string">
            <text:p>R40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74509">
            <text:p>2074509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  <table:table-cell table:style-name="ce8"/>
        </table:table-row>
        <table:table-row table:style-name="ro3">
          <table:table-cell office:value-type="string">
            <text:p>R41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74509">
            <text:p>2074509</text:p>
          </table:table-cell>
          <table:table-cell/>
          <table:table-cell table:style-name="ce8"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42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74509">
            <text:p>2074509</text:p>
          </table:table-cell>
          <table:table-cell/>
          <table:table-cell table:style-name="ce8" table:number-columns-repeated="3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43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74509">
            <text:p>2074509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  <table:table-cell table:style-name="ce8"/>
        </table:table-row>
        <table:table-row table:style-name="ro3">
          <table:table-cell office:value-type="string">
            <text:p>R44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74509">
            <text:p>2074509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  <table:table-cell table:style-name="ce8"/>
        </table:table-row>
        <table:table-row table:style-name="ro3">
          <table:table-cell office:value-type="string">
            <text:p>R45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74509">
            <text:p>2074509</text:p>
          </table:table-cell>
          <table:table-cell/>
          <table:table-cell table:style-name="ce8"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46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74509">
            <text:p>2074509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47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74509">
            <text:p>2074509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48</text:p>
          </table:table-cell>
          <table:table-cell office:value-type="string">
            <text:p>1M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32111">
            <text:p>2332111</text:p>
          </table:table-cell>
          <table:table-cell/>
          <table:table-cell table:style-name="ce8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R49</text:p>
          </table:table-cell>
          <table:table-cell office:value-type="float" office:value="150">
            <text:p>15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099794">
            <text:p>1099794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R50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500705">
            <text:p>150070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SJ1</text:p>
          </table:table-cell>
          <table:table-cell/>
          <table:table-cell table:number-columns-repeated="2" office:value-type="string">
            <text:p>SJ</text:p>
          </table:table-cell>
          <table:table-cell office:value-type="string">
            <text:p>SMD solder JUMPER</text:p>
          </table:table-cell>
          <table:table-cell table:number-columns-repeated="3"/>
          <table:table-cell table:style-name="ce8" table:number-columns-repeated="4"/>
        </table:table-row>
        <table:table-row table:style-name="ro3">
          <table:table-cell office:value-type="string">
            <text:p>SJ2</text:p>
          </table:table-cell>
          <table:table-cell/>
          <table:table-cell table:number-columns-repeated="2" office:value-type="string">
            <text:p>SJ</text:p>
          </table:table-cell>
          <table:table-cell office:value-type="string">
            <text:p>SMD solder JUMPER</text:p>
          </table:table-cell>
          <table:table-cell table:number-columns-repeated="3"/>
          <table:table-cell table:style-name="ce8" table:number-columns-repeated="4"/>
        </table:table-row>
        <table:table-row table:style-name="ro3">
          <table:table-cell office:value-type="string">
            <text:p>SJ3</text:p>
          </table:table-cell>
          <table:table-cell/>
          <table:table-cell table:number-columns-repeated="2" office:value-type="string">
            <text:p>SJ</text:p>
          </table:table-cell>
          <table:table-cell office:value-type="string">
            <text:p>SMD solder JUMPER</text:p>
          </table:table-cell>
          <table:table-cell table:number-columns-repeated="3"/>
          <table:table-cell table:style-name="ce8" table:number-columns-repeated="4"/>
        </table:table-row>
        <table:table-row table:style-name="ro3">
          <table:table-cell office:value-type="string">
            <text:p>SJ4</text:p>
          </table:table-cell>
          <table:table-cell/>
          <table:table-cell table:number-columns-repeated="2" office:value-type="string">
            <text:p>SJ</text:p>
          </table:table-cell>
          <table:table-cell office:value-type="string">
            <text:p>SMD solder JUMPER</text:p>
          </table:table-cell>
          <table:table-cell table:number-columns-repeated="3"/>
          <table:table-cell table:style-name="ce8" table:number-columns-repeated="4"/>
        </table:table-row>
        <table:table-row table:style-name="ro3">
          <table:table-cell office:value-type="string">
            <text:p>SV1</text:p>
          </table:table-cell>
          <table:table-cell/>
          <table:table-cell table:number-columns-repeated="2" office:value-type="string">
            <text:p>ML26L</text:p>
          </table:table-cell>
          <table:table-cell office:value-type="string">
            <text:p>HARTING</text:p>
          </table:table-cell>
          <table:table-cell/>
          <table:table-cell office:value-type="float" office:value="1096983">
            <text:p>1096983</text:p>
          </table:table-cell>
          <table:table-cell/>
          <table:table-cell table:style-name="ce8"/>
          <table:table-cell table:number-columns-repeated="3" office:value-type="float" office:value="1">
            <text:p>1</text:p>
          </table:table-cell>
        </table:table-row>
        <table:table-row table:style-name="ro3">
          <table:table-cell office:value-type="string">
            <text:p>SV2</text:p>
          </table:table-cell>
          <table:table-cell/>
          <table:table-cell table:number-columns-repeated="2" office:value-type="string">
            <text:p>ML6</text:p>
          </table:table-cell>
          <table:table-cell office:value-type="string">
            <text:p>HARTING</text:p>
          </table:table-cell>
          <table:table-cell/>
          <table:table-cell office:value-type="float" office:value="1096984">
            <text:p>1096984</text:p>
          </table:table-cell>
          <table:table-cell office:value-type="string">
            <text:p>740-7105</text:p>
          </table:table-cell>
          <table:table-cell table:style-name="ce8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SV3</text:p>
          </table:table-cell>
          <table:table-cell/>
          <table:table-cell table:number-columns-repeated="2" office:value-type="string">
            <text:p>ML6</text:p>
          </table:table-cell>
          <table:table-cell office:value-type="string">
            <text:p>HARTING</text:p>
          </table:table-cell>
          <table:table-cell/>
          <table:table-cell office:value-type="float" office:value="1096984">
            <text:p>1096984</text:p>
          </table:table-cell>
          <table:table-cell office:value-type="string">
            <text:p>740-7105</text:p>
          </table:table-cell>
          <table:table-cell table:style-name="ce8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SV4</text:p>
          </table:table-cell>
          <table:table-cell/>
          <table:table-cell table:number-columns-repeated="2" office:value-type="string">
            <text:p>ML6</text:p>
          </table:table-cell>
          <table:table-cell office:value-type="string">
            <text:p>HARTING</text:p>
          </table:table-cell>
          <table:table-cell/>
          <table:table-cell office:value-type="float" office:value="1096984">
            <text:p>1096984</text:p>
          </table:table-cell>
          <table:table-cell office:value-type="string">
            <text:p>740-7105</text:p>
          </table:table-cell>
          <table:table-cell table:style-name="ce8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SV5</text:p>
          </table:table-cell>
          <table:table-cell/>
          <table:table-cell table:number-columns-repeated="2" office:value-type="string">
            <text:p>ML6</text:p>
          </table:table-cell>
          <table:table-cell office:value-type="string">
            <text:p>HARTING</text:p>
          </table:table-cell>
          <table:table-cell/>
          <table:table-cell office:value-type="float" office:value="1096984">
            <text:p>1096984</text:p>
          </table:table-cell>
          <table:table-cell office:value-type="string">
            <text:p>740-7105</text:p>
          </table:table-cell>
          <table:table-cell table:style-name="ce8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SV6</text:p>
          </table:table-cell>
          <table:table-cell/>
          <table:table-cell table:number-columns-repeated="2" office:value-type="string">
            <text:p>ML6</text:p>
          </table:table-cell>
          <table:table-cell office:value-type="string">
            <text:p>HARTING</text:p>
          </table:table-cell>
          <table:table-cell/>
          <table:table-cell office:value-type="float" office:value="1096984">
            <text:p>1096984</text:p>
          </table:table-cell>
          <table:table-cell office:value-type="string">
            <text:p>740-710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string">
            <text:p>T1_LO</text:p>
          </table:table-cell>
          <table:table-cell table:number-columns-repeated="2" office:value-type="string">
            <text:p>SMS_IP67</text:p>
          </table:table-cell>
          <table:table-cell office:value-type="string">
            <text:p>IP67</text:p>
          </table:table-cell>
          <table:table-cell office:value-type="string">
            <text:p>Gro�er Tastschalter <text:s/>Taster Switch Schalter</text:p>
          </table:table-cell>
          <table:table-cell/>
          <table:table-cell office:value-type="float" office:value="1217758">
            <text:p>1217758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  <table:table-cell table:style-name="ce8"/>
        </table:table-row>
        <table:table-row table:style-name="ro1">
          <table:table-cell office:value-type="string">
            <text:p>T2_SOE</text:p>
          </table:table-cell>
          <table:table-cell table:number-columns-repeated="2" office:value-type="string">
            <text:p>SMS_IP67</text:p>
          </table:table-cell>
          <table:table-cell office:value-type="string">
            <text:p>IP67</text:p>
          </table:table-cell>
          <table:table-cell office:value-type="string">
            <text:p>Gro�er Tastschalter <text:s/>Taster Switch Schalter</text:p>
          </table:table-cell>
          <table:table-cell/>
          <table:table-cell office:value-type="float" office:value="1217758">
            <text:p>1217758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  <table:table-cell table:style-name="ce8"/>
        </table:table-row>
        <table:table-row table:style-name="ro3">
          <table:table-cell office:value-type="string">
            <text:p>T3_SOE</text:p>
          </table:table-cell>
          <table:table-cell table:number-columns-repeated="3" office:value-type="string">
            <text:p>SWITCH_LED</text:p>
          </table:table-cell>
          <table:table-cell/>
          <table:table-cell office:value-type="string">
            <text:p>12 G 203</text:p>
          </table:table-cell>
          <table:table-cell table:number-columns-repeated="2"/>
          <table:table-cell table:style-name="ce8"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4_PWR</text:p>
          </table:table-cell>
          <table:table-cell table:number-columns-repeated="2" office:value-type="string">
            <text:p>SMS_IP67</text:p>
          </table:table-cell>
          <table:table-cell office:value-type="string">
            <text:p>IP67</text:p>
          </table:table-cell>
          <table:table-cell office:value-type="string">
            <text:p>Gro�er Tastschalter <text:s/>Taster Switch Schalter</text:p>
          </table:table-cell>
          <table:table-cell/>
          <table:table-cell office:value-type="float" office:value="1217758">
            <text:p>1217758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  <table:table-cell table:style-name="ce8"/>
        </table:table-row>
        <table:table-row table:style-name="ro1">
          <table:table-cell office:value-type="string">
            <text:p>T5_ERRINH</text:p>
          </table:table-cell>
          <table:table-cell table:number-columns-repeated="2" office:value-type="string">
            <text:p>SMS_IP67</text:p>
          </table:table-cell>
          <table:table-cell office:value-type="string">
            <text:p>IP67</text:p>
          </table:table-cell>
          <table:table-cell office:value-type="string">
            <text:p>Gro�er Tastschalter <text:s/>Taster Switch Schalter</text:p>
          </table:table-cell>
          <table:table-cell/>
          <table:table-cell office:value-type="float" office:value="1217758">
            <text:p>1217758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  <table:table-cell table:style-name="ce8"/>
        </table:table-row>
        <table:table-row table:style-name="ro3">
          <table:table-cell office:value-type="string">
            <text:p>T6_PWR</text:p>
          </table:table-cell>
          <table:table-cell table:number-columns-repeated="3" office:value-type="string">
            <text:p>SWITCH_LED</text:p>
          </table:table-cell>
          <table:table-cell/>
          <table:table-cell office:value-type="string">
            <text:p>12 G 205</text:p>
          </table:table-cell>
          <table:table-cell table:number-columns-repeated="2"/>
          <table:table-cell table:style-name="ce8"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T7_ERRINH</text:p>
          </table:table-cell>
          <table:table-cell table:number-columns-repeated="3" office:value-type="string">
            <text:p>SWITCH_LED</text:p>
          </table:table-cell>
          <table:table-cell/>
          <table:table-cell office:value-type="string">
            <text:p>12 G 205</text:p>
          </table:table-cell>
          <table:table-cell table:number-columns-repeated="2"/>
          <table:table-cell table:style-name="ce8" table:number-columns-repeated="3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T8_LO</text:p>
          </table:table-cell>
          <table:table-cell table:number-columns-repeated="3" office:value-type="string">
            <text:p>SWITCH_LED</text:p>
          </table:table-cell>
          <table:table-cell/>
          <table:table-cell office:value-type="string">
            <text:p>12 G 203</text:p>
          </table:table-cell>
          <table:table-cell table:number-columns-repeated="2"/>
          <table:table-cell table:style-name="ce8"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9_SODS</text:p>
          </table:table-cell>
          <table:table-cell table:number-columns-repeated="2" office:value-type="string">
            <text:p>SMS_IP67</text:p>
          </table:table-cell>
          <table:table-cell office:value-type="string">
            <text:p>IP67</text:p>
          </table:table-cell>
          <table:table-cell office:value-type="string">
            <text:p>Gro�er Tastschalter <text:s/>Taster Switch Schalter</text:p>
          </table:table-cell>
          <table:table-cell/>
          <table:table-cell office:value-type="float" office:value="1217758">
            <text:p>1217758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  <table:table-cell table:style-name="ce8"/>
        </table:table-row>
        <table:table-row table:style-name="ro3">
          <table:table-cell office:value-type="string">
            <text:p>T10_SODS</text:p>
          </table:table-cell>
          <table:table-cell table:number-columns-repeated="3" office:value-type="string">
            <text:p>SWITCH_LED</text:p>
          </table:table-cell>
          <table:table-cell/>
          <table:table-cell office:value-type="string">
            <text:p>12 G 203</text:p>
          </table:table-cell>
          <table:table-cell table:number-columns-repeated="2"/>
          <table:table-cell table:style-name="ce8"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U$4</text:p>
          </table:table-cell>
          <table:table-cell table:number-columns-repeated="2" office:value-type="string">
            <text:p>UDN2596</text:p>
          </table:table-cell>
          <table:table-cell office:value-type="string">
            <text:p>DIL20</text:p>
          </table:table-cell>
          <table:table-cell table:number-columns-repeated="2"/>
          <table:table-cell office:value-type="float" office:value="1103848">
            <text:p>110384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U$5</text:p>
          </table:table-cell>
          <table:table-cell table:number-columns-repeated="2" office:value-type="string">
            <text:p>SP490</text:p>
          </table:table-cell>
          <table:table-cell office:value-type="string">
            <text:p>SO08</text:p>
          </table:table-cell>
          <table:table-cell table:number-columns-repeated="2"/>
          <table:table-cell office:value-type="float" office:value="9387234">
            <text:p>9387234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U$6</text:p>
          </table:table-cell>
          <table:table-cell table:number-columns-repeated="2" office:value-type="string">
            <text:p>BTS6143</text:p>
          </table:table-cell>
          <table:table-cell office:value-type="string">
            <text:p>TO-252-5-1</text:p>
          </table:table-cell>
          <table:table-cell table:number-columns-repeated="2"/>
          <table:table-cell office:value-type="float" office:value="1440813">
            <text:p>1440813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U$7_BER</text:p>
          </table:table-cell>
          <table:table-cell office:value-type="string">
            <text:p>50k</text:p>
          </table:table-cell>
          <table:table-cell office:value-type="string">
            <text:p>STRK11K</text:p>
          </table:table-cell>
          <table:table-cell office:value-type="string">
            <text:p>VERT_POTI</text:p>
          </table:table-cell>
          <table:table-cell office:value-type="string">
            <text:p>Potentiometer</text:p>
          </table:table-cell>
          <table:table-cell/>
          <table:table-cell office:value-type="float" office:value="1345093">
            <text:p>1345093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U$8_DROPR</text:p>
          </table:table-cell>
          <table:table-cell office:value-type="string">
            <text:p>50k</text:p>
          </table:table-cell>
          <table:table-cell office:value-type="string">
            <text:p>STRK11K</text:p>
          </table:table-cell>
          <table:table-cell office:value-type="string">
            <text:p>VERT_POTI</text:p>
          </table:table-cell>
          <table:table-cell office:value-type="string">
            <text:p>Potentiometer</text:p>
          </table:table-cell>
          <table:table-cell/>
          <table:table-cell office:value-type="float" office:value="1345093">
            <text:p>1345093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U$9_DROPDUR</text:p>
          </table:table-cell>
          <table:table-cell office:value-type="string">
            <text:p>50k</text:p>
          </table:table-cell>
          <table:table-cell office:value-type="string">
            <text:p>STRK11K</text:p>
          </table:table-cell>
          <table:table-cell office:value-type="string">
            <text:p>VERT_POTI</text:p>
          </table:table-cell>
          <table:table-cell office:value-type="string">
            <text:p>Potentiometer</text:p>
          </table:table-cell>
          <table:table-cell/>
          <table:table-cell office:value-type="float" office:value="1345093">
            <text:p>1345093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U$10</text:p>
          </table:table-cell>
          <table:table-cell table:number-columns-repeated="3" office:value-type="string">
            <text:p>TEN3-2410N</text:p>
          </table:table-cell>
          <table:table-cell table:number-columns-repeated="3"/>
          <table:table-cell office:value-type="string">
            <text:p>801-933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U$11</text:p>
          </table:table-cell>
          <table:table-cell table:number-columns-repeated="2" office:value-type="string">
            <text:p>COIL</text:p>
          </table:table-cell>
          <table:table-cell office:value-type="string">
            <text:p>BOURNS-SRR0906</text:p>
          </table:table-cell>
          <table:table-cell table:number-columns-repeated="2"/>
          <table:table-cell office:value-type="float" office:value="2333799">
            <text:p>2333799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U$12</text:p>
          </table:table-cell>
          <table:table-cell table:number-columns-repeated="2" office:value-type="string">
            <text:p>COIL</text:p>
          </table:table-cell>
          <table:table-cell office:value-type="string">
            <text:p>BOURNS-SRR0906</text:p>
          </table:table-cell>
          <table:table-cell table:number-columns-repeated="2"/>
          <table:table-cell office:value-type="float" office:value="2333799">
            <text:p>2333799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U1</text:p>
          </table:table-cell>
          <table:table-cell table:number-columns-repeated="2" office:value-type="string">
            <text:p>MAX3232ESE</text:p>
          </table:table-cell>
          <table:table-cell office:value-type="string">
            <text:p>SO16</text:p>
          </table:table-cell>
          <table:table-cell office:value-type="string">
            <text:p>True RS-232 Transceivers 3.0V to 5.5V, Low-Power</text:p>
          </table:table-cell>
          <table:table-cell/>
          <table:table-cell office:value-type="float" office:value="9725539">
            <text:p>9725539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string">
            <text:p>U2</text:p>
          </table:table-cell>
          <table:table-cell table:number-columns-repeated="2" office:value-type="string">
            <text:p>XMEGA-A4UTQFP</text:p>
          </table:table-cell>
          <table:table-cell office:value-type="string">
            <text:p>TQFP44</text:p>
          </table:table-cell>
          <table:table-cell office:value-type="string">
            <text:p>Atmel XMega A4U series processor</text:p>
          </table:table-cell>
          <table:table-cell/>
          <table:table-cell office:value-type="float" office:value="2066309">
            <text:p>2066309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U3</text:p>
          </table:table-cell>
          <table:table-cell table:number-columns-repeated="2" office:value-type="string">
            <text:p>TSR_1-2450</text:p>
          </table:table-cell>
          <table:table-cell office:value-type="string">
            <text:p>TSR-1</text:p>
          </table:table-cell>
          <table:table-cell office:value-type="string">
            <text:p>TRACO TSR-1 Series</text:p>
          </table:table-cell>
          <table:table-cell/>
          <table:table-cell office:value-type="float" office:value="1696320">
            <text:p>1696320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U4</text:p>
          </table:table-cell>
          <table:table-cell table:number-columns-repeated="2" office:value-type="string">
            <text:p>LM1117</text:p>
          </table:table-cell>
          <table:table-cell office:value-type="string">
            <text:p>TO252</text:p>
          </table:table-cell>
          <table:table-cell table:number-columns-repeated="2"/>
          <table:table-cell office:value-type="float" office:value="1685603">
            <text:p>1685603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U5</text:p>
          </table:table-cell>
          <table:table-cell table:number-columns-repeated="2" office:value-type="string">
            <text:p>NC7WZ17P6X</text:p>
          </table:table-cell>
          <table:table-cell office:value-type="string">
            <text:p>SOT65P210X110-6N</text:p>
          </table:table-cell>
          <table:table-cell office:value-type="string">
            <text:p>Dual Buffer</text:p>
          </table:table-cell>
          <table:table-cell/>
          <table:table-cell office:value-type="float" office:value="1651986">
            <text:p>1651986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U6</text:p>
          </table:table-cell>
          <table:table-cell table:number-columns-repeated="2" office:value-type="string">
            <text:p>ADUM3160</text:p>
          </table:table-cell>
          <table:table-cell office:value-type="string">
            <text:p>SO-16W</text:p>
          </table:table-cell>
          <table:table-cell table:number-columns-repeated="2"/>
          <table:table-cell office:value-type="float" office:value="1843660">
            <text:p>1843660</text:p>
          </table:table-cell>
          <table:table-cell/>
          <table:table-cell table:style-name="ce8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U7</text:p>
          </table:table-cell>
          <table:table-cell office:value-type="string">
            <text:p>TPS73125</text:p>
          </table:table-cell>
          <table:table-cell office:value-type="string">
            <text:p>TPS731</text:p>
          </table:table-cell>
          <table:table-cell office:value-type="string">
            <text:p>SOT25</text:p>
          </table:table-cell>
          <table:table-cell table:number-columns-repeated="2"/>
          <table:table-cell office:value-type="float" office:value="2112625">
            <text:p>211262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U8</text:p>
          </table:table-cell>
          <table:table-cell table:number-columns-repeated="2" office:value-type="string">
            <text:p>NUP2202W1</text:p>
          </table:table-cell>
          <table:table-cell office:value-type="string">
            <text:p>SOT363_PHILIPS</text:p>
          </table:table-cell>
          <table:table-cell table:number-columns-repeated="3"/>
          <table:table-cell office:value-type="string">
            <text:p>463-690</text:p>
          </table:table-cell>
          <table:table-cell table:style-name="ce8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X1</text:p>
          </table:table-cell>
          <table:table-cell table:number-columns-repeated="3" office:value-type="string">
            <text:p>PN61729-S</text:p>
          </table:table-cell>
          <table:table-cell office:value-type="string">
            <text:p>BERG USB connector</text:p>
          </table:table-cell>
          <table:table-cell/>
          <table:table-cell office:value-type="float" office:value="1642035">
            <text:p>1642035</text:p>
          </table:table-cell>
          <table:table-cell office:value-type="string">
            <text:p>515-1989</text:p>
          </table:table-cell>
          <table:table-cell table:style-name="ce8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X2_GROUNDSTATION</text:p>
          </table:table-cell>
          <table:table-cell/>
          <table:table-cell table:number-columns-repeated="2" office:value-type="string">
            <text:p>F09HP</text:p>
          </table:table-cell>
          <table:table-cell office:value-type="string">
            <text:p>SUB-D</text:p>
          </table:table-cell>
          <table:table-cell/>
          <table:table-cell office:value-type="string">
            <text:p>1207597 (+2x 1855027)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X3_DEBUG</text:p>
          </table:table-cell>
          <table:table-cell/>
          <table:table-cell table:number-columns-repeated="2" office:value-type="string">
            <text:p>F09HP</text:p>
          </table:table-cell>
          <table:table-cell office:value-type="string">
            <text:p>SUB-D</text:p>
          </table:table-cell>
          <table:table-cell/>
          <table:table-cell office:value-type="string">
            <text:p>1207597 (+2x 1855027)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X4</text:p>
          </table:table-cell>
          <table:table-cell/>
          <table:table-cell table:number-columns-repeated="2" office:value-type="string">
            <text:p>F15HP</text:p>
          </table:table-cell>
          <table:table-cell office:value-type="string">
            <text:p>SUB-D</text:p>
          </table:table-cell>
          <table:table-cell/>
          <table:table-cell office:value-type="string">
            <text:p>1207598 (+2x 1855027)</text:p>
          </table:table-cell>
          <table:table-cell/>
          <table:table-cell table:style-name="ce8"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X5</text:p>
          </table:table-cell>
          <table:table-cell table:number-columns-repeated="3" office:value-type="string">
            <text:p>RLP2-200-500</text:p>
          </table:table-cell>
          <table:table-cell table:number-columns-repeated="2"/>
          <table:table-cell office:value-type="float" office:value="1886474">
            <text:p>1886474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X6</text:p>
          </table:table-cell>
          <table:table-cell/>
          <table:table-cell table:number-columns-repeated="2" office:value-type="string">
            <text:p>AK500/2</text:p>
          </table:table-cell>
          <table:table-cell office:value-type="string">
            <text:p>CONNECTOR</text:p>
          </table:table-cell>
          <table:table-cell/>
          <table:table-cell office:value-type="float" office:value="1131855">
            <text:p>1131855</text:p>
          </table:table-cell>
          <table:table-cell table:number-columns-repeated="5"/>
        </table:table-row>
        <table:table-row table:style-name="ro3" table:number-rows-repeated="1048414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 style:rotation-align="non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99pt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none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able-cell-properties style:rotation-align="none"/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4pt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4pt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2.49pt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able-cell-properties style:rotation-align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99pt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style:diagonal-bl-tr="none" style:diagonal-tl-br="none" fo:border="none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 style:rotation-align="none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99pt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rotation-align="none"/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able-cell-properties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fo:page-width="11.6902in" fo:page-height="8.2701in" style:num-format="1" style:print-orientation="landscape" fo:margin="0.3in" fo:margin-top="0.3in" fo:margin-bottom="0.3in" fo:margin-left="0.3in" fo:margin-right="0.3in" style:first-page-number="continue" style:scale-to="58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alues" style:display-name="PageStyle_valu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M_5f_TEAM" style:display-name="PageStyle_SIM_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M_5f_ZARM" style:display-name="PageStyle_SIM_ZA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M_5f_MST1" style:display-name="PageStyle_SIM_MS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M_5f_MST2" style:display-name="PageStyle_SIM_MS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olas Benes</meta:initial-creator>
    <dc:creator>n1 </dc:creator>
    <meta:creation-date>2015-03-13T16:48:07</meta:creation-date>
    <dc:date>2015-03-15T01:37:03</dc:date>
    <meta:editing-duration>PT2H18M26S</meta:editing-duration>
    <meta:generator>LibreOffice/3.5$Linux_x86 LibreOffice_project/350m1$Build-2</meta:generator>
    <meta:printed-by>n1 </meta:printed-by>
    <meta:print-date>2015-03-14T23:05:41</meta:print-date>
    <meta:editing-cycles>2</meta:editing-cycles>
    <meta:document-statistic meta:table-count="6" meta:cell-count="287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